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424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DADA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0808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9D9D9"/>
    </style:style>
    <style:style style:name="ce7" style:family="table-cell" style:parent-style-name="Default" style:data-style-name="N1">
      <style:table-cell-properties fo:border="thin solid #000000" fo:background-color="#D9D9D9"/>
    </style:style>
    <style:style style:name="ce8" style:family="table-cell" style:parent-style-name="Default" style:data-style-name="N1">
      <style:table-cell-properties fo:border-top="thin solid #000000" fo:border-bottom="none" fo:border-left="thin solid #000000" fo:border-right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middle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thin solid #000000" style:vertical-align="middle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top="thin solid #000000" fo:border-bottom="thin solid #000000" fo:border-left="none" fo:border-right="thin solid #000000" fo:background-color="#D9D9D9"/>
    </style:style>
    <style:style style:name="ce12" style:family="table-cell" style:parent-style-name="Default" style:data-style-name="N2">
      <style:table-cell-properties fo:border-top="thin solid #000000" fo:border-bottom="none" fo:border-left="none" fo:border-right="thin solid #000000" fo:background-color="#D9D9D9"/>
    </style:style>
    <style:style style:name="ce13" style:family="table-cell" style:parent-style-name="Default" style:data-style-name="N2">
      <style:table-cell-properties fo:border="thin solid #000000" style:vertical-align="middle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top="thin solid #000000" fo:border-bottom="thin solid #000000" fo:border-left="none" fo:border-right="thin solid #000000" fo:background-color="#D9D9D9"/>
    </style:style>
    <style:style style:name="ce15" style:family="table-cell" style:parent-style-name="Default" style:data-style-name="N2">
      <style:table-cell-properties fo:border="thin solid #000000" style:vertical-align="automatic" fo:wrap-option="wrap" fo:background-color="#D9D9D9"/>
    </style:style>
    <style:style style:name="ce16" style:family="table-cell" style:parent-style-name="Default" style:data-style-name="N1">
      <style:table-cell-properties fo:border="thin solid #000000" style:vertical-align="automatic" fo:wrap-option="wrap" fo:background-color="#D9D9D9"/>
    </style:style>
    <style:style style:name="ce17" style:family="table-cell" style:parent-style-name="Default" style:data-style-name="N2">
      <style:table-cell-properties fo:border="thin solid #000000" fo:background-color="#D9D9D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DADA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ADADA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2F2F2"/>
    </style:style>
    <style:style style:name="ce21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82CAE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C0E4F5"/>
    </style:style>
    <style:style style:name="ce24" style:family="table-cell" style:parent-style-name="Default" style:data-style-name="N2">
      <style:table-cell-properties fo:border-top="thin solid #000000" fo:border-bottom="none" fo:border-left="thin solid #000000" fo:border-right="thin solid #000000" fo:background-color="#D9D9D9"/>
    </style:style>
    <style:style style:name="ce25" style:family="table-cell" style:parent-style-name="Default" style:data-style-name="N1">
      <style:table-cell-properties fo:border="thin solid #000000" fo:background-color="#C0E4F5"/>
    </style:style>
    <style:style style:name="ce26" style:family="table-cell" style:parent-style-name="Default" style:data-style-name="N2">
      <style:table-cell-properties fo:border-top="thin solid #000000" fo:border-bottom="thin solid #000000" fo:border-left="thin solid #000000" fo:border-right="none" fo:background-color="#C0E4F5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47474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30"/>
    <style:style style:name="ce31" style:family="table-cell" style:parent-style-name="Default" style:data-style-name="N30">
      <style:table-cell-properties fo:border-top="thin solid #000000" fo:border-bottom="thin solid #000000" fo:border-left="none" fo:border-right="thin solid #000000" fo:background-color="#C0E4F5"/>
    </style:style>
    <style:style style:name="ce32" style:family="table-cell" style:parent-style-name="Default" style:data-style-name="N30">
      <style:table-cell-properties fo:border-top="thin solid #000000" fo:border-bottom="none" fo:border-left="none" fo:border-right="thin solid #000000" fo:background-color="#C0E4F5"/>
    </style:style>
    <style:style style:name="ce33" style:family="table-cell" style:parent-style-name="Default" style:data-style-name="N1">
      <style:table-cell-properties fo:border-top="thin solid #000000" fo:border-bottom="thin solid #000000" fo:border-left="thin solid #000000" fo:border-right="none" fo:background-color="#C0E4F5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2CAEC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="thin solid #000000" style:vertical-align="automatic" fo:wrap-option="wrap" fo:background-color="#C0E4F5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82CAE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2CAE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2CAE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E4F5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C0E4F5" style:repeat-content="false"/>
      <style:paragraph-properties fo:text-align="center"/>
    </style:style>
    <style:style style:name="ce41" style:family="table-cell" style:parent-style-name="Default" style:data-style-name="N36">
      <style:table-cell-properties fo:border="thin solid #000000" style:vertical-align="automatic" fo:background-color="#C0E4F5" style:repeat-content="false"/>
      <style:paragraph-properties fo:text-align="center"/>
      <style:text-properties style:text-underline-style="solid" style:text-underline-type="double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2CAEC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order-top="thin solid #000000" fo:border-bottom="none" fo:border-left="thin solid #000000" fo:border-right="thin solid #000000" fo:background-color="#C0E4F5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0E4F5"/>
    </style:style>
    <style:style style:name="ce51" style:family="table-cell" style:parent-style-name="Default" style:data-style-name="N0">
      <style:table-cell-properties fo:border="thin solid #000000" style:vertical-align="automatic" fo:background-color="#C0E4F5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automatic" fo:background-color="#C0E4F5" style:repeat-content="false"/>
      <style:paragraph-properties fo:text-align="end" fo:margin-right="0cm"/>
    </style:style>
    <style:style style:name="ce53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C0E4F5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82CAE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82CAE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ad&quot;;&quot;WC&quot;;&quot;Küche&quot;;&quot;Wohnen&quot;;&quot;Essen&quot;;&quot;Schlafen&quot;;&quot;Kind 1&quot;;&quot;Kind 2&quot;;&quot;Kind 3&quot;;&quot;Flur&quot;;&quot;Windfang&quot;;&quot;Garderobe&quot;;&quot;Technik Raum&quot;;&quot;Hausw. Raum&quot;;&quot;Treppenhaus&quot;;&quot;Begehb. Kleiderschrank&quot;;&quot;Büro&quot;;&quot;Fitness&quot;;&quot;Hobbyraum&quot;;&quot;Gästezimmer&quot;;&quot;Abstellkammer&quot;;&quot;Arbeitszimmer&quot;;&quot;Gemeinschaftraum&quot;;&quot;Kantine&quot;)">
          <table:help-message table:display="true"/>
          <table:error-message table:display="true"/>
        </table:content-validation>
        <table:content-validation table:name="val2" table:condition="of:cell-content-is-in-list(&quot;10&quot;;&quot;15&quot;)">
          <table:help-message table:display="true"/>
          <table:error-message table:display="true"/>
        </table:content-validation>
        <table:content-validation table:name="val3" table:condition="of:cell-content-is-in-list(&quot;EG&quot;;&quot;OG&quot;;&quot;DG&quot;;&quot;KG&quot;;&quot;UG&quot;;&quot;1. OG&quot;;&quot;2. OG&quot;;&quot;3. OG&quot;;&quot;4. OG&quot;;&quot;1. KG&quot;;&quot;2. KG&quot;;&quot;3. KG&quot;;&quot;4. KG&quot;)">
          <table:help-message table:display="true"/>
          <table:error-message table:display="true"/>
        </table:content-validation>
        <table:content-validation table:name="val4">
          <table:help-message table:display="true"/>
          <table:error-message table:display="true"/>
        </table:content-validation>
      </table:content-validation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2">
            <text:p>FBH AUSLEGUNG</text:p>
          </table:table-cell>
          <table:table-cell office:value-type="string" table:style-name="ce3">
            <text:p>BV:</text:p>
          </table:table-cell>
          <table:table-cell table:number-columns-spanned="6" table:number-rows-spanned="1" table:style-name="ce29"/>
          <table:covered-table-cell table:number-columns-repeated="5"/>
          <table:table-cell table:number-columns-spanned="1" table:number-rows-spanned="73" table:style-name="ce44"/>
          <table:table-cell table:number-columns-spanned="2" table:number-rows-spanned="2" table:style-name="ce44"/>
          <table:covered-table-cell/>
          <table:table-cell table:number-columns-spanned="6" table:number-rows-spanned="3" table:style-name="ce29"/>
          <table:covered-table-cell table:number-columns-repeated="5"/>
          <table:table-cell table:number-columns-repeated="16367"/>
        </table:table-row>
        <table:table-row table:style-name="ro2">
          <table:table-cell table:number-columns-spanned="2" table:number-rows-spanned="1" table:style-name="ce29"/>
          <table:covered-table-cell/>
          <table:table-cell table:number-columns-spanned="6" table:number-rows-spanned="2" table:style-name="ce46"/>
          <table:covered-table-cell table:number-columns-repeated="5"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67"/>
        </table:table-row>
        <table:table-row table:style-name="ro3">
          <table:table-cell office:value-type="string" table:style-name="ce21">
            <text:p>Stockwerk:</text:p>
          </table:table-cell>
          <table:table-cell table:content-validation-name="val3" table:style-name="ce20"/>
          <table:covered-table-cell/>
          <table:covered-table-cell table:number-columns-repeated="5"/>
          <table:covered-table-cell/>
          <table:table-cell office:value-type="string" table:style-name="ce21">
            <text:p>Stockwerk:</text:p>
          </table:table-cell>
          <table:table-cell table:content-validation-name="val3" table:style-name="ce20"/>
          <table:covered-table-cell/>
          <table:covered-table-cell table:number-columns-repeated="5"/>
          <table:table-cell table:number-columns-repeated="16367"/>
        </table:table-row>
        <table:table-row table:style-name="ro2">
          <table:table-cell office:value-type="string" table:style-name="ce18">
            <text:p>Raum</text:p>
          </table:table-cell>
          <table:table-cell office:value-type="string" table:style-name="ce19">
            <text:p>Fläche [m²]</text:p>
          </table:table-cell>
          <table:table-cell office:value-type="string" table:style-name="ce4">
            <text:p>Zuleitung [m]</text:p>
          </table:table-cell>
          <table:table-cell office:value-type="string" table:style-name="ce27">
            <text:p>RA [cm]</text:p>
          </table:table-cell>
          <table:table-cell office:value-type="string" table:style-name="ce28">
            <text:p>Kreise</text:p>
          </table:table-cell>
          <table:table-cell office:value-type="string" table:style-name="ce5">
            <text:p>Rohrlänge [m]</text:p>
          </table:table-cell>
          <table:table-cell office:value-type="string" table:style-name="ce5">
            <text:p>Tackernadeln [stk]</text:p>
          </table:table-cell>
          <table:table-cell office:value-type="string" table:style-name="ce5">
            <text:p>Dauer [min]</text:p>
          </table:table-cell>
          <table:covered-table-cell/>
          <table:table-cell office:value-type="string" table:style-name="ce18">
            <text:p>Raum</text:p>
          </table:table-cell>
          <table:table-cell office:value-type="string" table:style-name="ce19">
            <text:p>Fläche [m²]</text:p>
          </table:table-cell>
          <table:table-cell office:value-type="string" table:style-name="ce4">
            <text:p>Zuleitung [m]</text:p>
          </table:table-cell>
          <table:table-cell office:value-type="string" table:style-name="ce27">
            <text:p>RA [cm]</text:p>
          </table:table-cell>
          <table:table-cell office:value-type="string" table:style-name="ce28">
            <text:p>Kreise</text:p>
          </table:table-cell>
          <table:table-cell office:value-type="string" table:style-name="ce5">
            <text:p>Rohrlänge [m]</text:p>
          </table:table-cell>
          <table:table-cell office:value-type="string" table:style-name="ce5">
            <text:p>Tackernadeln [stk]</text:p>
          </table:table-cell>
          <table:table-cell office:value-type="string" table:style-name="ce5">
            <text:p>Dauer [min]</text:p>
          </table:table-cell>
          <table:table-cell table:number-columns-repeated="16367"/>
        </table:table-row>
        <table:table-row table:style-name="ro4">
          <table:table-cell table:content-validation-name="val1" table:style-name="ce6"/>
          <table:table-cell table:style-name="ce14"/>
          <table:table-cell table:style-name="ce17"/>
          <table:table-cell table:content-validation-name="val2" table:style-name="ce16"/>
          <table:table-cell office:value-type="float" office:value="0" table:formula="of:=IF(([.F5]/100)-INT([.F5]/100)&lt;0.2; INT([.F5]/100); ROUNDUP([.F5]/100; 0))" table:content-validation-name="val4" table:style-name="ce16">
            <text:p>0</text:p>
          </table:table-cell>
          <table:table-cell office:value-type="float" office:value="0" table:formula="of:=(-0.6*[.D5]+15) * [.B5] + (2*[.C5])" table:style-name="ce15">
            <text:p>0,00</text:p>
          </table:table-cell>
          <table:table-cell office:value-type="float" office:value="0" table:formula="of:=[.B5]*35" table:style-name="ce7">
            <text:p>0</text:p>
          </table:table-cell>
          <table:table-cell office:value-type="float" office:value="0" table:formula="of:=(9*60/100)*[.B5]" table:style-name="ce7">
            <text:p>0</text:p>
          </table:table-cell>
          <table:covered-table-cell/>
          <table:table-cell table:content-validation-name="val1" table:style-name="ce6"/>
          <table:table-cell table:style-name="ce14"/>
          <table:table-cell table:style-name="ce17"/>
          <table:table-cell table:content-validation-name="val2" table:style-name="ce16"/>
          <table:table-cell office:value-type="float" office:value="0" table:formula="of:=IF(([.O5]/100)-INT([.O5]/100)&lt;0.2; INT([.O5]/100); ROUNDUP([.O5]/100; 0))" table:content-validation-name="val4" table:style-name="ce16">
            <text:p>0</text:p>
          </table:table-cell>
          <table:table-cell office:value-type="float" office:value="0" table:formula="of:=(-0.6*[.M5]+15) * [.K5] + (2*[.L5])" table:style-name="ce15">
            <text:p>0,00</text:p>
          </table:table-cell>
          <table:table-cell office:value-type="float" office:value="0" table:formula="of:=[.K5]*35" table:style-name="ce7">
            <text:p>0</text:p>
          </table:table-cell>
          <table:table-cell office:value-type="float" office:value="0" table:formula="of:=(9*60/100)*[.K5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]/100)-INT([.F6]/100)&lt;0.2; INT([.F6]/100); ROUNDUP([.F6]/100; 0))" table:content-validation-name="val4" table:style-name="ce16">
            <text:p>0</text:p>
          </table:table-cell>
          <table:table-cell office:value-type="float" office:value="0" table:formula="of:=(-0.6*[.D6]+15) * [.B6] + (2*[.C6])" table:style-name="ce15">
            <text:p>0,00</text:p>
          </table:table-cell>
          <table:table-cell office:value-type="float" office:value="0" table:formula="of:=[.B6]*35" table:style-name="ce7">
            <text:p>0</text:p>
          </table:table-cell>
          <table:table-cell office:value-type="float" office:value="0" table:formula="of:=(9*60/100)*[.B6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6]/100)-INT([.O6]/100)&lt;0.2; INT([.O6]/100); ROUNDUP([.O6]/100; 0))" table:content-validation-name="val4" table:style-name="ce16">
            <text:p>0</text:p>
          </table:table-cell>
          <table:table-cell office:value-type="float" office:value="0" table:formula="of:=(-0.6*[.M6]+15) * [.K6] + (2*[.L6])" table:style-name="ce15">
            <text:p>0,00</text:p>
          </table:table-cell>
          <table:table-cell office:value-type="float" office:value="0" table:formula="of:=[.K6]*35" table:style-name="ce7">
            <text:p>0</text:p>
          </table:table-cell>
          <table:table-cell office:value-type="float" office:value="0" table:formula="of:=(9*60/100)*[.K6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7]/100)-INT([.F7]/100)&lt;0.2; INT([.F7]/100); ROUNDUP([.F7]/100; 0))" table:content-validation-name="val4" table:style-name="ce16">
            <text:p>0</text:p>
          </table:table-cell>
          <table:table-cell office:value-type="float" office:value="0" table:formula="of:=(-0.6*[.D7]+15) * [.B7] + (2*[.C7])" table:style-name="ce15">
            <text:p>0,00</text:p>
          </table:table-cell>
          <table:table-cell office:value-type="float" office:value="0" table:formula="of:=[.B7]*35" table:style-name="ce7">
            <text:p>0</text:p>
          </table:table-cell>
          <table:table-cell office:value-type="float" office:value="0" table:formula="of:=(9*60/100)*[.B7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7]/100)-INT([.O7]/100)&lt;0.2; INT([.O7]/100); ROUNDUP([.O7]/100; 0))" table:content-validation-name="val4" table:style-name="ce16">
            <text:p>0</text:p>
          </table:table-cell>
          <table:table-cell office:value-type="float" office:value="0" table:formula="of:=(-0.6*[.M7]+15) * [.K7] + (2*[.L7])" table:style-name="ce15">
            <text:p>0,00</text:p>
          </table:table-cell>
          <table:table-cell office:value-type="float" office:value="0" table:formula="of:=[.K7]*35" table:style-name="ce7">
            <text:p>0</text:p>
          </table:table-cell>
          <table:table-cell office:value-type="float" office:value="0" table:formula="of:=(9*60/100)*[.K7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8]/100)-INT([.F8]/100)&lt;0.2; INT([.F8]/100); ROUNDUP([.F8]/100; 0))" table:content-validation-name="val4" table:style-name="ce16">
            <text:p>0</text:p>
          </table:table-cell>
          <table:table-cell office:value-type="float" office:value="0" table:formula="of:=(-0.6*[.D8]+15) * [.B8] + (2*[.C8])" table:style-name="ce15">
            <text:p>0,00</text:p>
          </table:table-cell>
          <table:table-cell office:value-type="float" office:value="0" table:formula="of:=[.B8]*35" table:style-name="ce7">
            <text:p>0</text:p>
          </table:table-cell>
          <table:table-cell office:value-type="float" office:value="0" table:formula="of:=(9*60/100)*[.B8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8]/100)-INT([.O8]/100)&lt;0.2; INT([.O8]/100); ROUNDUP([.O8]/100; 0))" table:content-validation-name="val4" table:style-name="ce16">
            <text:p>0</text:p>
          </table:table-cell>
          <table:table-cell office:value-type="float" office:value="0" table:formula="of:=(-0.6*[.M8]+15) * [.K8] + (2*[.L8])" table:style-name="ce15">
            <text:p>0,00</text:p>
          </table:table-cell>
          <table:table-cell office:value-type="float" office:value="0" table:formula="of:=[.K8]*35" table:style-name="ce7">
            <text:p>0</text:p>
          </table:table-cell>
          <table:table-cell office:value-type="float" office:value="0" table:formula="of:=(9*60/100)*[.K8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9]/100)-INT([.F9]/100)&lt;0.2; INT([.F9]/100); ROUNDUP([.F9]/100; 0))" table:content-validation-name="val4" table:style-name="ce16">
            <text:p>0</text:p>
          </table:table-cell>
          <table:table-cell office:value-type="float" office:value="0" table:formula="of:=(-0.6*[.D9]+15) * [.B9] + (2*[.C9])" table:style-name="ce15">
            <text:p>0,00</text:p>
          </table:table-cell>
          <table:table-cell office:value-type="float" office:value="0" table:formula="of:=[.B9]*35" table:style-name="ce7">
            <text:p>0</text:p>
          </table:table-cell>
          <table:table-cell office:value-type="float" office:value="0" table:formula="of:=(9*60/100)*[.B9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9]/100)-INT([.O9]/100)&lt;0.2; INT([.O9]/100); ROUNDUP([.O9]/100; 0))" table:content-validation-name="val4" table:style-name="ce16">
            <text:p>0</text:p>
          </table:table-cell>
          <table:table-cell office:value-type="float" office:value="0" table:formula="of:=(-0.6*[.M9]+15) * [.K9] + (2*[.L9])" table:style-name="ce15">
            <text:p>0,00</text:p>
          </table:table-cell>
          <table:table-cell office:value-type="float" office:value="0" table:formula="of:=[.K9]*35" table:style-name="ce7">
            <text:p>0</text:p>
          </table:table-cell>
          <table:table-cell office:value-type="float" office:value="0" table:formula="of:=(9*60/100)*[.K9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0]/100)-INT([.F10]/100)&lt;0.2; INT([.F10]/100); ROUNDUP([.F10]/100; 0))" table:content-validation-name="val4" table:style-name="ce16">
            <text:p>0</text:p>
          </table:table-cell>
          <table:table-cell office:value-type="float" office:value="0" table:formula="of:=(-0.6*[.D10]+15) * [.B10] + (2*[.C10])" table:style-name="ce15">
            <text:p>0,00</text:p>
          </table:table-cell>
          <table:table-cell office:value-type="float" office:value="0" table:formula="of:=[.B10]*35" table:style-name="ce7">
            <text:p>0</text:p>
          </table:table-cell>
          <table:table-cell office:value-type="float" office:value="0" table:formula="of:=(9*60/100)*[.B10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0]/100)-INT([.O10]/100)&lt;0.2; INT([.O10]/100); ROUNDUP([.O10]/100; 0))" table:content-validation-name="val4" table:style-name="ce16">
            <text:p>0</text:p>
          </table:table-cell>
          <table:table-cell office:value-type="float" office:value="0" table:formula="of:=(-0.6*[.M10]+15) * [.K10] + (2*[.L10])" table:style-name="ce15">
            <text:p>0,00</text:p>
          </table:table-cell>
          <table:table-cell office:value-type="float" office:value="0" table:formula="of:=[.K10]*35" table:style-name="ce7">
            <text:p>0</text:p>
          </table:table-cell>
          <table:table-cell office:value-type="float" office:value="0" table:formula="of:=(9*60/100)*[.K10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1]/100)-INT([.F11]/100)&lt;0.2; INT([.F11]/100); ROUNDUP([.F11]/100; 0))" table:content-validation-name="val4" table:style-name="ce16">
            <text:p>0</text:p>
          </table:table-cell>
          <table:table-cell office:value-type="float" office:value="0" table:formula="of:=(-0.6*[.D11]+15) * [.B11] + (2*[.C11])" table:style-name="ce15">
            <text:p>0,00</text:p>
          </table:table-cell>
          <table:table-cell office:value-type="float" office:value="0" table:formula="of:=[.B11]*35" table:style-name="ce7">
            <text:p>0</text:p>
          </table:table-cell>
          <table:table-cell office:value-type="float" office:value="0" table:formula="of:=(9*60/100)*[.B11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1]/100)-INT([.O11]/100)&lt;0.2; INT([.O11]/100); ROUNDUP([.O11]/100; 0))" table:content-validation-name="val4" table:style-name="ce16">
            <text:p>0</text:p>
          </table:table-cell>
          <table:table-cell office:value-type="float" office:value="0" table:formula="of:=(-0.6*[.M11]+15) * [.K11] + (2*[.L11])" table:style-name="ce15">
            <text:p>0,00</text:p>
          </table:table-cell>
          <table:table-cell office:value-type="float" office:value="0" table:formula="of:=[.K11]*35" table:style-name="ce7">
            <text:p>0</text:p>
          </table:table-cell>
          <table:table-cell office:value-type="float" office:value="0" table:formula="of:=(9*60/100)*[.K11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2]/100)-INT([.F12]/100)&lt;0.2; INT([.F12]/100); ROUNDUP([.F12]/100; 0))" table:content-validation-name="val4" table:style-name="ce16">
            <text:p>0</text:p>
          </table:table-cell>
          <table:table-cell office:value-type="float" office:value="0" table:formula="of:=(-0.6*[.D12]+15) * [.B12] + (2*[.C12])" table:style-name="ce15">
            <text:p>0,00</text:p>
          </table:table-cell>
          <table:table-cell office:value-type="float" office:value="0" table:formula="of:=[.B12]*35" table:style-name="ce7">
            <text:p>0</text:p>
          </table:table-cell>
          <table:table-cell office:value-type="float" office:value="0" table:formula="of:=(9*60/100)*[.B12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2]/100)-INT([.O12]/100)&lt;0.2; INT([.O12]/100); ROUNDUP([.O12]/100; 0))" table:content-validation-name="val4" table:style-name="ce16">
            <text:p>0</text:p>
          </table:table-cell>
          <table:table-cell office:value-type="float" office:value="0" table:formula="of:=(-0.6*[.M12]+15) * [.K12] + (2*[.L12])" table:style-name="ce15">
            <text:p>0,00</text:p>
          </table:table-cell>
          <table:table-cell office:value-type="float" office:value="0" table:formula="of:=[.K12]*35" table:style-name="ce7">
            <text:p>0</text:p>
          </table:table-cell>
          <table:table-cell office:value-type="float" office:value="0" table:formula="of:=(9*60/100)*[.K12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3]/100)-INT([.F13]/100)&lt;0.2; INT([.F13]/100); ROUNDUP([.F13]/100; 0))" table:content-validation-name="val4" table:style-name="ce16">
            <text:p>0</text:p>
          </table:table-cell>
          <table:table-cell office:value-type="float" office:value="0" table:formula="of:=(-0.6*[.D13]+15) * [.B13] + (2*[.C13])" table:style-name="ce15">
            <text:p>0,00</text:p>
          </table:table-cell>
          <table:table-cell office:value-type="float" office:value="0" table:formula="of:=[.B13]*35" table:style-name="ce7">
            <text:p>0</text:p>
          </table:table-cell>
          <table:table-cell office:value-type="float" office:value="0" table:formula="of:=(9*60/100)*[.B13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3]/100)-INT([.O13]/100)&lt;0.2; INT([.O13]/100); ROUNDUP([.O13]/100; 0))" table:content-validation-name="val4" table:style-name="ce16">
            <text:p>0</text:p>
          </table:table-cell>
          <table:table-cell office:value-type="float" office:value="0" table:formula="of:=(-0.6*[.M13]+15) * [.K13] + (2*[.L13])" table:style-name="ce15">
            <text:p>0,00</text:p>
          </table:table-cell>
          <table:table-cell office:value-type="float" office:value="0" table:formula="of:=[.K13]*35" table:style-name="ce7">
            <text:p>0</text:p>
          </table:table-cell>
          <table:table-cell office:value-type="float" office:value="0" table:formula="of:=(9*60/100)*[.K13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4]/100)-INT([.F14]/100)&lt;0.2; INT([.F14]/100); ROUNDUP([.F14]/100; 0))" table:content-validation-name="val4" table:style-name="ce16">
            <text:p>0</text:p>
          </table:table-cell>
          <table:table-cell office:value-type="float" office:value="0" table:formula="of:=(-0.6*[.D14]+15) * [.B14] + (2*[.C14])" table:style-name="ce15">
            <text:p>0,00</text:p>
          </table:table-cell>
          <table:table-cell office:value-type="float" office:value="0" table:formula="of:=[.B14]*35" table:style-name="ce7">
            <text:p>0</text:p>
          </table:table-cell>
          <table:table-cell office:value-type="float" office:value="0" table:formula="of:=(9*60/100)*[.B14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4]/100)-INT([.O14]/100)&lt;0.2; INT([.O14]/100); ROUNDUP([.O14]/100; 0))" table:content-validation-name="val4" table:style-name="ce16">
            <text:p>0</text:p>
          </table:table-cell>
          <table:table-cell office:value-type="float" office:value="0" table:formula="of:=(-0.6*[.M14]+15) * [.K14] + (2*[.L14])" table:style-name="ce15">
            <text:p>0,00</text:p>
          </table:table-cell>
          <table:table-cell office:value-type="float" office:value="0" table:formula="of:=[.K14]*35" table:style-name="ce7">
            <text:p>0</text:p>
          </table:table-cell>
          <table:table-cell office:value-type="float" office:value="0" table:formula="of:=(9*60/100)*[.K14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5]/100)-INT([.F15]/100)&lt;0.2; INT([.F15]/100); ROUNDUP([.F15]/100; 0))" table:content-validation-name="val4" table:style-name="ce16">
            <text:p>0</text:p>
          </table:table-cell>
          <table:table-cell office:value-type="float" office:value="0" table:formula="of:=(-0.6*[.D15]+15) * [.B15] + (2*[.C15])" table:style-name="ce15">
            <text:p>0,00</text:p>
          </table:table-cell>
          <table:table-cell office:value-type="float" office:value="0" table:formula="of:=[.B15]*35" table:style-name="ce7">
            <text:p>0</text:p>
          </table:table-cell>
          <table:table-cell office:value-type="float" office:value="0" table:formula="of:=(9*60/100)*[.B15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5]/100)-INT([.O15]/100)&lt;0.2; INT([.O15]/100); ROUNDUP([.O15]/100; 0))" table:content-validation-name="val4" table:style-name="ce16">
            <text:p>0</text:p>
          </table:table-cell>
          <table:table-cell office:value-type="float" office:value="0" table:formula="of:=(-0.6*[.M15]+15) * [.K15] + (2*[.L15])" table:style-name="ce15">
            <text:p>0,00</text:p>
          </table:table-cell>
          <table:table-cell office:value-type="float" office:value="0" table:formula="of:=[.K15]*35" table:style-name="ce7">
            <text:p>0</text:p>
          </table:table-cell>
          <table:table-cell office:value-type="float" office:value="0" table:formula="of:=(9*60/100)*[.K15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6]/100)-INT([.F16]/100)&lt;0.2; INT([.F16]/100); ROUNDUP([.F16]/100; 0))" table:content-validation-name="val4" table:style-name="ce16">
            <text:p>0</text:p>
          </table:table-cell>
          <table:table-cell office:value-type="float" office:value="0" table:formula="of:=(-0.6*[.D16]+15) * [.B16] + (2*[.C16])" table:style-name="ce15">
            <text:p>0,00</text:p>
          </table:table-cell>
          <table:table-cell office:value-type="float" office:value="0" table:formula="of:=[.B16]*35" table:style-name="ce7">
            <text:p>0</text:p>
          </table:table-cell>
          <table:table-cell office:value-type="float" office:value="0" table:formula="of:=(9*60/100)*[.B16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6]/100)-INT([.O16]/100)&lt;0.2; INT([.O16]/100); ROUNDUP([.O16]/100; 0))" table:content-validation-name="val4" table:style-name="ce16">
            <text:p>0</text:p>
          </table:table-cell>
          <table:table-cell office:value-type="float" office:value="0" table:formula="of:=(-0.6*[.M16]+15) * [.K16] + (2*[.L16])" table:style-name="ce15">
            <text:p>0,00</text:p>
          </table:table-cell>
          <table:table-cell office:value-type="float" office:value="0" table:formula="of:=[.K16]*35" table:style-name="ce7">
            <text:p>0</text:p>
          </table:table-cell>
          <table:table-cell office:value-type="float" office:value="0" table:formula="of:=(9*60/100)*[.K16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7]/100)-INT([.F17]/100)&lt;0.2; INT([.F17]/100); ROUNDUP([.F17]/100; 0))" table:content-validation-name="val4" table:style-name="ce16">
            <text:p>0</text:p>
          </table:table-cell>
          <table:table-cell office:value-type="float" office:value="0" table:formula="of:=(-0.6*[.D17]+15) * [.B17] + (2*[.C17])" table:style-name="ce15">
            <text:p>0,00</text:p>
          </table:table-cell>
          <table:table-cell office:value-type="float" office:value="0" table:formula="of:=[.B17]*35" table:style-name="ce7">
            <text:p>0</text:p>
          </table:table-cell>
          <table:table-cell office:value-type="float" office:value="0" table:formula="of:=(9*60/100)*[.B17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7]/100)-INT([.O17]/100)&lt;0.2; INT([.O17]/100); ROUNDUP([.O17]/100; 0))" table:content-validation-name="val4" table:style-name="ce16">
            <text:p>0</text:p>
          </table:table-cell>
          <table:table-cell office:value-type="float" office:value="0" table:formula="of:=(-0.6*[.M17]+15) * [.K17] + (2*[.L17])" table:style-name="ce15">
            <text:p>0,00</text:p>
          </table:table-cell>
          <table:table-cell office:value-type="float" office:value="0" table:formula="of:=[.K17]*35" table:style-name="ce7">
            <text:p>0</text:p>
          </table:table-cell>
          <table:table-cell office:value-type="float" office:value="0" table:formula="of:=(9*60/100)*[.K17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8]/100)-INT([.F18]/100)&lt;0.2; INT([.F18]/100); ROUNDUP([.F18]/100; 0))" table:content-validation-name="val4" table:style-name="ce16">
            <text:p>0</text:p>
          </table:table-cell>
          <table:table-cell office:value-type="float" office:value="0" table:formula="of:=(-0.6*[.D18]+15) * [.B18] + (2*[.C18])" table:style-name="ce15">
            <text:p>0,00</text:p>
          </table:table-cell>
          <table:table-cell office:value-type="float" office:value="0" table:formula="of:=[.B18]*35" table:style-name="ce7">
            <text:p>0</text:p>
          </table:table-cell>
          <table:table-cell office:value-type="float" office:value="0" table:formula="of:=(9*60/100)*[.B18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8]/100)-INT([.O18]/100)&lt;0.2; INT([.O18]/100); ROUNDUP([.O18]/100; 0))" table:content-validation-name="val4" table:style-name="ce16">
            <text:p>0</text:p>
          </table:table-cell>
          <table:table-cell office:value-type="float" office:value="0" table:formula="of:=(-0.6*[.M18]+15) * [.K18] + (2*[.L18])" table:style-name="ce15">
            <text:p>0,00</text:p>
          </table:table-cell>
          <table:table-cell office:value-type="float" office:value="0" table:formula="of:=[.K18]*35" table:style-name="ce7">
            <text:p>0</text:p>
          </table:table-cell>
          <table:table-cell office:value-type="float" office:value="0" table:formula="of:=(9*60/100)*[.K18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19]/100)-INT([.F19]/100)&lt;0.2; INT([.F19]/100); ROUNDUP([.F19]/100; 0))" table:content-validation-name="val4" table:style-name="ce16">
            <text:p>0</text:p>
          </table:table-cell>
          <table:table-cell office:value-type="float" office:value="0" table:formula="of:=(-0.6*[.D19]+15) * [.B19] + (2*[.C19])" table:style-name="ce15">
            <text:p>0,00</text:p>
          </table:table-cell>
          <table:table-cell office:value-type="float" office:value="0" table:formula="of:=[.B19]*35" table:style-name="ce7">
            <text:p>0</text:p>
          </table:table-cell>
          <table:table-cell office:value-type="float" office:value="0" table:formula="of:=(9*60/100)*[.B19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19]/100)-INT([.O19]/100)&lt;0.2; INT([.O19]/100); ROUNDUP([.O19]/100; 0))" table:content-validation-name="val4" table:style-name="ce16">
            <text:p>0</text:p>
          </table:table-cell>
          <table:table-cell office:value-type="float" office:value="0" table:formula="of:=(-0.6*[.M19]+15) * [.K19] + (2*[.L19])" table:style-name="ce15">
            <text:p>0,00</text:p>
          </table:table-cell>
          <table:table-cell office:value-type="float" office:value="0" table:formula="of:=[.K19]*35" table:style-name="ce7">
            <text:p>0</text:p>
          </table:table-cell>
          <table:table-cell office:value-type="float" office:value="0" table:formula="of:=(9*60/100)*[.K19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0]/100)-INT([.F20]/100)&lt;0.2; INT([.F20]/100); ROUNDUP([.F20]/100; 0))" table:content-validation-name="val4" table:style-name="ce16">
            <text:p>0</text:p>
          </table:table-cell>
          <table:table-cell office:value-type="float" office:value="0" table:formula="of:=(-0.6*[.D20]+15) * [.B20] + (2*[.C20])" table:style-name="ce15">
            <text:p>0,00</text:p>
          </table:table-cell>
          <table:table-cell office:value-type="float" office:value="0" table:formula="of:=[.B20]*35" table:style-name="ce7">
            <text:p>0</text:p>
          </table:table-cell>
          <table:table-cell office:value-type="float" office:value="0" table:formula="of:=(9*60/100)*[.B20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0]/100)-INT([.O20]/100)&lt;0.2; INT([.O20]/100); ROUNDUP([.O20]/100; 0))" table:content-validation-name="val4" table:style-name="ce16">
            <text:p>0</text:p>
          </table:table-cell>
          <table:table-cell office:value-type="float" office:value="0" table:formula="of:=(-0.6*[.M20]+15) * [.K20] + (2*[.L20])" table:style-name="ce15">
            <text:p>0,00</text:p>
          </table:table-cell>
          <table:table-cell office:value-type="float" office:value="0" table:formula="of:=[.K20]*35" table:style-name="ce7">
            <text:p>0</text:p>
          </table:table-cell>
          <table:table-cell office:value-type="float" office:value="0" table:formula="of:=(9*60/100)*[.K20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1]/100)-INT([.F21]/100)&lt;0.2; INT([.F21]/100); ROUNDUP([.F21]/100; 0))" table:content-validation-name="val4" table:style-name="ce16">
            <text:p>0</text:p>
          </table:table-cell>
          <table:table-cell office:value-type="float" office:value="0" table:formula="of:=(-0.6*[.D21]+15) * [.B21] + (2*[.C21])" table:style-name="ce15">
            <text:p>0,00</text:p>
          </table:table-cell>
          <table:table-cell office:value-type="float" office:value="0" table:formula="of:=[.B21]*35" table:style-name="ce7">
            <text:p>0</text:p>
          </table:table-cell>
          <table:table-cell office:value-type="float" office:value="0" table:formula="of:=(9*60/100)*[.B21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1]/100)-INT([.O21]/100)&lt;0.2; INT([.O21]/100); ROUNDUP([.O21]/100; 0))" table:content-validation-name="val4" table:style-name="ce16">
            <text:p>0</text:p>
          </table:table-cell>
          <table:table-cell office:value-type="float" office:value="0" table:formula="of:=(-0.6*[.M21]+15) * [.K21] + (2*[.L21])" table:style-name="ce15">
            <text:p>0,00</text:p>
          </table:table-cell>
          <table:table-cell office:value-type="float" office:value="0" table:formula="of:=[.K21]*35" table:style-name="ce7">
            <text:p>0</text:p>
          </table:table-cell>
          <table:table-cell office:value-type="float" office:value="0" table:formula="of:=(9*60/100)*[.K21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2]/100)-INT([.F22]/100)&lt;0.2; INT([.F22]/100); ROUNDUP([.F22]/100; 0))" table:content-validation-name="val4" table:style-name="ce16">
            <text:p>0</text:p>
          </table:table-cell>
          <table:table-cell office:value-type="float" office:value="0" table:formula="of:=(-0.6*[.D22]+15) * [.B22] + (2*[.C22])" table:style-name="ce15">
            <text:p>0,00</text:p>
          </table:table-cell>
          <table:table-cell office:value-type="float" office:value="0" table:formula="of:=[.B22]*35" table:style-name="ce7">
            <text:p>0</text:p>
          </table:table-cell>
          <table:table-cell office:value-type="float" office:value="0" table:formula="of:=(9*60/100)*[.B22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2]/100)-INT([.O22]/100)&lt;0.2; INT([.O22]/100); ROUNDUP([.O22]/100; 0))" table:content-validation-name="val4" table:style-name="ce16">
            <text:p>0</text:p>
          </table:table-cell>
          <table:table-cell office:value-type="float" office:value="0" table:formula="of:=(-0.6*[.M22]+15) * [.K22] + (2*[.L22])" table:style-name="ce15">
            <text:p>0,00</text:p>
          </table:table-cell>
          <table:table-cell office:value-type="float" office:value="0" table:formula="of:=[.K22]*35" table:style-name="ce7">
            <text:p>0</text:p>
          </table:table-cell>
          <table:table-cell office:value-type="float" office:value="0" table:formula="of:=(9*60/100)*[.K22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3]/100)-INT([.F23]/100)&lt;0.2; INT([.F23]/100); ROUNDUP([.F23]/100; 0))" table:content-validation-name="val4" table:style-name="ce16">
            <text:p>0</text:p>
          </table:table-cell>
          <table:table-cell office:value-type="float" office:value="0" table:formula="of:=(-0.6*[.D23]+15) * [.B23] + (2*[.C23])" table:style-name="ce15">
            <text:p>0,00</text:p>
          </table:table-cell>
          <table:table-cell office:value-type="float" office:value="0" table:formula="of:=[.B23]*35" table:style-name="ce7">
            <text:p>0</text:p>
          </table:table-cell>
          <table:table-cell office:value-type="float" office:value="0" table:formula="of:=(9*60/100)*[.B23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3]/100)-INT([.O23]/100)&lt;0.2; INT([.O23]/100); ROUNDUP([.O23]/100; 0))" table:content-validation-name="val4" table:style-name="ce16">
            <text:p>0</text:p>
          </table:table-cell>
          <table:table-cell office:value-type="float" office:value="0" table:formula="of:=(-0.6*[.M23]+15) * [.K23] + (2*[.L23])" table:style-name="ce15">
            <text:p>0,00</text:p>
          </table:table-cell>
          <table:table-cell office:value-type="float" office:value="0" table:formula="of:=[.K23]*35" table:style-name="ce7">
            <text:p>0</text:p>
          </table:table-cell>
          <table:table-cell office:value-type="float" office:value="0" table:formula="of:=(9*60/100)*[.K23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4]/100)-INT([.F24]/100)&lt;0.2; INT([.F24]/100); ROUNDUP([.F24]/100; 0))" table:content-validation-name="val4" table:style-name="ce16">
            <text:p>0</text:p>
          </table:table-cell>
          <table:table-cell office:value-type="float" office:value="0" table:formula="of:=(-0.6*[.D24]+15) * [.B24] + (2*[.C24])" table:style-name="ce15">
            <text:p>0,00</text:p>
          </table:table-cell>
          <table:table-cell office:value-type="float" office:value="0" table:formula="of:=[.B24]*35" table:style-name="ce7">
            <text:p>0</text:p>
          </table:table-cell>
          <table:table-cell office:value-type="float" office:value="0" table:formula="of:=(9*60/100)*[.B24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4]/100)-INT([.O24]/100)&lt;0.2; INT([.O24]/100); ROUNDUP([.O24]/100; 0))" table:content-validation-name="val4" table:style-name="ce16">
            <text:p>0</text:p>
          </table:table-cell>
          <table:table-cell office:value-type="float" office:value="0" table:formula="of:=(-0.6*[.M24]+15) * [.K24] + (2*[.L24])" table:style-name="ce15">
            <text:p>0,00</text:p>
          </table:table-cell>
          <table:table-cell office:value-type="float" office:value="0" table:formula="of:=[.K24]*35" table:style-name="ce7">
            <text:p>0</text:p>
          </table:table-cell>
          <table:table-cell office:value-type="float" office:value="0" table:formula="of:=(9*60/100)*[.K24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5]/100)-INT([.F25]/100)&lt;0.2; INT([.F25]/100); ROUNDUP([.F25]/100; 0))" table:content-validation-name="val4" table:style-name="ce16">
            <text:p>0</text:p>
          </table:table-cell>
          <table:table-cell office:value-type="float" office:value="0" table:formula="of:=(-0.6*[.D25]+15) * [.B25] + (2*[.C25])" table:style-name="ce15">
            <text:p>0,00</text:p>
          </table:table-cell>
          <table:table-cell office:value-type="float" office:value="0" table:formula="of:=[.B25]*35" table:style-name="ce7">
            <text:p>0</text:p>
          </table:table-cell>
          <table:table-cell office:value-type="float" office:value="0" table:formula="of:=(9*60/100)*[.B25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5]/100)-INT([.O25]/100)&lt;0.2; INT([.O25]/100); ROUNDUP([.O25]/100; 0))" table:content-validation-name="val4" table:style-name="ce16">
            <text:p>0</text:p>
          </table:table-cell>
          <table:table-cell office:value-type="float" office:value="0" table:formula="of:=(-0.6*[.M25]+15) * [.K25] + (2*[.L25])" table:style-name="ce15">
            <text:p>0,00</text:p>
          </table:table-cell>
          <table:table-cell office:value-type="float" office:value="0" table:formula="of:=[.K25]*35" table:style-name="ce7">
            <text:p>0</text:p>
          </table:table-cell>
          <table:table-cell office:value-type="float" office:value="0" table:formula="of:=(9*60/100)*[.K25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6]/100)-INT([.F26]/100)&lt;0.2; INT([.F26]/100); ROUNDUP([.F26]/100; 0))" table:content-validation-name="val4" table:style-name="ce16">
            <text:p>0</text:p>
          </table:table-cell>
          <table:table-cell office:value-type="float" office:value="0" table:formula="of:=(-0.6*[.D26]+15) * [.B26] + (2*[.C26])" table:style-name="ce15">
            <text:p>0,00</text:p>
          </table:table-cell>
          <table:table-cell office:value-type="float" office:value="0" table:formula="of:=[.B26]*35" table:style-name="ce7">
            <text:p>0</text:p>
          </table:table-cell>
          <table:table-cell office:value-type="float" office:value="0" table:formula="of:=(9*60/100)*[.B26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6]/100)-INT([.O26]/100)&lt;0.2; INT([.O26]/100); ROUNDUP([.O26]/100; 0))" table:content-validation-name="val4" table:style-name="ce16">
            <text:p>0</text:p>
          </table:table-cell>
          <table:table-cell office:value-type="float" office:value="0" table:formula="of:=(-0.6*[.M26]+15) * [.K26] + (2*[.L26])" table:style-name="ce15">
            <text:p>0,00</text:p>
          </table:table-cell>
          <table:table-cell office:value-type="float" office:value="0" table:formula="of:=[.K26]*35" table:style-name="ce7">
            <text:p>0</text:p>
          </table:table-cell>
          <table:table-cell office:value-type="float" office:value="0" table:formula="of:=(9*60/100)*[.K26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7]/100)-INT([.F27]/100)&lt;0.2; INT([.F27]/100); ROUNDUP([.F27]/100; 0))" table:content-validation-name="val4" table:style-name="ce16">
            <text:p>0</text:p>
          </table:table-cell>
          <table:table-cell office:value-type="float" office:value="0" table:formula="of:=(-0.6*[.D27]+15) * [.B27] + (2*[.C27])" table:style-name="ce15">
            <text:p>0,00</text:p>
          </table:table-cell>
          <table:table-cell office:value-type="float" office:value="0" table:formula="of:=[.B27]*35" table:style-name="ce7">
            <text:p>0</text:p>
          </table:table-cell>
          <table:table-cell office:value-type="float" office:value="0" table:formula="of:=(9*60/100)*[.B27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7]/100)-INT([.O27]/100)&lt;0.2; INT([.O27]/100); ROUNDUP([.O27]/100; 0))" table:content-validation-name="val4" table:style-name="ce16">
            <text:p>0</text:p>
          </table:table-cell>
          <table:table-cell office:value-type="float" office:value="0" table:formula="of:=(-0.6*[.M27]+15) * [.K27] + (2*[.L27])" table:style-name="ce15">
            <text:p>0,00</text:p>
          </table:table-cell>
          <table:table-cell office:value-type="float" office:value="0" table:formula="of:=[.K27]*35" table:style-name="ce7">
            <text:p>0</text:p>
          </table:table-cell>
          <table:table-cell office:value-type="float" office:value="0" table:formula="of:=(9*60/100)*[.K27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8]/100)-INT([.F28]/100)&lt;0.2; INT([.F28]/100); ROUNDUP([.F28]/100; 0))" table:content-validation-name="val4" table:style-name="ce16">
            <text:p>0</text:p>
          </table:table-cell>
          <table:table-cell office:value-type="float" office:value="0" table:formula="of:=(-0.6*[.D28]+15) * [.B28] + (2*[.C28])" table:style-name="ce15">
            <text:p>0,00</text:p>
          </table:table-cell>
          <table:table-cell office:value-type="float" office:value="0" table:formula="of:=[.B28]*35" table:style-name="ce7">
            <text:p>0</text:p>
          </table:table-cell>
          <table:table-cell office:value-type="float" office:value="0" table:formula="of:=(9*60/100)*[.B28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8]/100)-INT([.O28]/100)&lt;0.2; INT([.O28]/100); ROUNDUP([.O28]/100; 0))" table:content-validation-name="val4" table:style-name="ce16">
            <text:p>0</text:p>
          </table:table-cell>
          <table:table-cell office:value-type="float" office:value="0" table:formula="of:=(-0.6*[.M28]+15) * [.K28] + (2*[.L28])" table:style-name="ce15">
            <text:p>0,00</text:p>
          </table:table-cell>
          <table:table-cell office:value-type="float" office:value="0" table:formula="of:=[.K28]*35" table:style-name="ce7">
            <text:p>0</text:p>
          </table:table-cell>
          <table:table-cell office:value-type="float" office:value="0" table:formula="of:=(9*60/100)*[.K28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29]/100)-INT([.F29]/100)&lt;0.2; INT([.F29]/100); ROUNDUP([.F29]/100; 0))" table:content-validation-name="val4" table:style-name="ce16">
            <text:p>0</text:p>
          </table:table-cell>
          <table:table-cell office:value-type="float" office:value="0" table:formula="of:=(-0.6*[.D29]+15) * [.B29] + (2*[.C29])" table:style-name="ce15">
            <text:p>0,00</text:p>
          </table:table-cell>
          <table:table-cell office:value-type="float" office:value="0" table:formula="of:=[.B29]*35" table:style-name="ce7">
            <text:p>0</text:p>
          </table:table-cell>
          <table:table-cell office:value-type="float" office:value="0" table:formula="of:=(9*60/100)*[.B29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29]/100)-INT([.O29]/100)&lt;0.2; INT([.O29]/100); ROUNDUP([.O29]/100; 0))" table:content-validation-name="val4" table:style-name="ce16">
            <text:p>0</text:p>
          </table:table-cell>
          <table:table-cell office:value-type="float" office:value="0" table:formula="of:=(-0.6*[.M29]+15) * [.K29] + (2*[.L29])" table:style-name="ce15">
            <text:p>0,00</text:p>
          </table:table-cell>
          <table:table-cell office:value-type="float" office:value="0" table:formula="of:=[.K29]*35" table:style-name="ce7">
            <text:p>0</text:p>
          </table:table-cell>
          <table:table-cell office:value-type="float" office:value="0" table:formula="of:=(9*60/100)*[.K29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0]/100)-INT([.F30]/100)&lt;0.2; INT([.F30]/100); ROUNDUP([.F30]/100; 0))" table:content-validation-name="val4" table:style-name="ce16">
            <text:p>0</text:p>
          </table:table-cell>
          <table:table-cell office:value-type="float" office:value="0" table:formula="of:=(-0.6*[.D30]+15) * [.B30] + (2*[.C30])" table:style-name="ce15">
            <text:p>0,00</text:p>
          </table:table-cell>
          <table:table-cell office:value-type="float" office:value="0" table:formula="of:=[.B30]*35" table:style-name="ce7">
            <text:p>0</text:p>
          </table:table-cell>
          <table:table-cell office:value-type="float" office:value="0" table:formula="of:=(9*60/100)*[.B30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0]/100)-INT([.O30]/100)&lt;0.2; INT([.O30]/100); ROUNDUP([.O30]/100; 0))" table:content-validation-name="val4" table:style-name="ce16">
            <text:p>0</text:p>
          </table:table-cell>
          <table:table-cell office:value-type="float" office:value="0" table:formula="of:=(-0.6*[.M30]+15) * [.K30] + (2*[.L30])" table:style-name="ce15">
            <text:p>0,00</text:p>
          </table:table-cell>
          <table:table-cell office:value-type="float" office:value="0" table:formula="of:=[.K30]*35" table:style-name="ce7">
            <text:p>0</text:p>
          </table:table-cell>
          <table:table-cell office:value-type="float" office:value="0" table:formula="of:=(9*60/100)*[.K30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1]/100)-INT([.F31]/100)&lt;0.2; INT([.F31]/100); ROUNDUP([.F31]/100; 0))" table:content-validation-name="val4" table:style-name="ce16">
            <text:p>0</text:p>
          </table:table-cell>
          <table:table-cell office:value-type="float" office:value="0" table:formula="of:=(-0.6*[.D31]+15) * [.B31] + (2*[.C31])" table:style-name="ce15">
            <text:p>0,00</text:p>
          </table:table-cell>
          <table:table-cell office:value-type="float" office:value="0" table:formula="of:=[.B31]*35" table:style-name="ce7">
            <text:p>0</text:p>
          </table:table-cell>
          <table:table-cell office:value-type="float" office:value="0" table:formula="of:=(9*60/100)*[.B31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1]/100)-INT([.O31]/100)&lt;0.2; INT([.O31]/100); ROUNDUP([.O31]/100; 0))" table:content-validation-name="val4" table:style-name="ce16">
            <text:p>0</text:p>
          </table:table-cell>
          <table:table-cell office:value-type="float" office:value="0" table:formula="of:=(-0.6*[.M31]+15) * [.K31] + (2*[.L31])" table:style-name="ce15">
            <text:p>0,00</text:p>
          </table:table-cell>
          <table:table-cell office:value-type="float" office:value="0" table:formula="of:=[.K31]*35" table:style-name="ce7">
            <text:p>0</text:p>
          </table:table-cell>
          <table:table-cell office:value-type="float" office:value="0" table:formula="of:=(9*60/100)*[.K31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2]/100)-INT([.F32]/100)&lt;0.2; INT([.F32]/100); ROUNDUP([.F32]/100; 0))" table:content-validation-name="val4" table:style-name="ce16">
            <text:p>0</text:p>
          </table:table-cell>
          <table:table-cell office:value-type="float" office:value="0" table:formula="of:=(-0.6*[.D32]+15) * [.B32] + (2*[.C32])" table:style-name="ce15">
            <text:p>0,00</text:p>
          </table:table-cell>
          <table:table-cell office:value-type="float" office:value="0" table:formula="of:=[.B32]*35" table:style-name="ce7">
            <text:p>0</text:p>
          </table:table-cell>
          <table:table-cell office:value-type="float" office:value="0" table:formula="of:=(9*60/100)*[.B32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2]/100)-INT([.O32]/100)&lt;0.2; INT([.O32]/100); ROUNDUP([.O32]/100; 0))" table:content-validation-name="val4" table:style-name="ce16">
            <text:p>0</text:p>
          </table:table-cell>
          <table:table-cell office:value-type="float" office:value="0" table:formula="of:=(-0.6*[.M32]+15) * [.K32] + (2*[.L32])" table:style-name="ce15">
            <text:p>0,00</text:p>
          </table:table-cell>
          <table:table-cell office:value-type="float" office:value="0" table:formula="of:=[.K32]*35" table:style-name="ce7">
            <text:p>0</text:p>
          </table:table-cell>
          <table:table-cell office:value-type="float" office:value="0" table:formula="of:=(9*60/100)*[.K32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3]/100)-INT([.F33]/100)&lt;0.2; INT([.F33]/100); ROUNDUP([.F33]/100; 0))" table:content-validation-name="val4" table:style-name="ce16">
            <text:p>0</text:p>
          </table:table-cell>
          <table:table-cell office:value-type="float" office:value="0" table:formula="of:=(-0.6*[.D33]+15) * [.B33] + (2*[.C33])" table:style-name="ce15">
            <text:p>0,00</text:p>
          </table:table-cell>
          <table:table-cell office:value-type="float" office:value="0" table:formula="of:=[.B33]*35" table:style-name="ce7">
            <text:p>0</text:p>
          </table:table-cell>
          <table:table-cell office:value-type="float" office:value="0" table:formula="of:=(9*60/100)*[.B33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3]/100)-INT([.O33]/100)&lt;0.2; INT([.O33]/100); ROUNDUP([.O33]/100; 0))" table:content-validation-name="val4" table:style-name="ce16">
            <text:p>0</text:p>
          </table:table-cell>
          <table:table-cell office:value-type="float" office:value="0" table:formula="of:=(-0.6*[.M33]+15) * [.K33] + (2*[.L33])" table:style-name="ce15">
            <text:p>0,00</text:p>
          </table:table-cell>
          <table:table-cell office:value-type="float" office:value="0" table:formula="of:=[.K33]*35" table:style-name="ce7">
            <text:p>0</text:p>
          </table:table-cell>
          <table:table-cell office:value-type="float" office:value="0" table:formula="of:=(9*60/100)*[.K33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4]/100)-INT([.F34]/100)&lt;0.2; INT([.F34]/100); ROUNDUP([.F34]/100; 0))" table:content-validation-name="val4" table:style-name="ce16">
            <text:p>0</text:p>
          </table:table-cell>
          <table:table-cell office:value-type="float" office:value="0" table:formula="of:=(-0.6*[.D34]+15) * [.B34] + (2*[.C34])" table:style-name="ce15">
            <text:p>0,00</text:p>
          </table:table-cell>
          <table:table-cell office:value-type="float" office:value="0" table:formula="of:=[.B34]*35" table:style-name="ce7">
            <text:p>0</text:p>
          </table:table-cell>
          <table:table-cell office:value-type="float" office:value="0" table:formula="of:=(9*60/100)*[.B34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4]/100)-INT([.O34]/100)&lt;0.2; INT([.O34]/100); ROUNDUP([.O34]/100; 0))" table:content-validation-name="val4" table:style-name="ce16">
            <text:p>0</text:p>
          </table:table-cell>
          <table:table-cell office:value-type="float" office:value="0" table:formula="of:=(-0.6*[.M34]+15) * [.K34] + (2*[.L34])" table:style-name="ce15">
            <text:p>0,00</text:p>
          </table:table-cell>
          <table:table-cell office:value-type="float" office:value="0" table:formula="of:=[.K34]*35" table:style-name="ce7">
            <text:p>0</text:p>
          </table:table-cell>
          <table:table-cell office:value-type="float" office:value="0" table:formula="of:=(9*60/100)*[.K34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35]/100)-INT([.F35]/100)&lt;0.2; INT([.F35]/100); ROUNDUP([.F35]/100; 0))" table:content-validation-name="val4" table:style-name="ce16">
            <text:p>0</text:p>
          </table:table-cell>
          <table:table-cell office:value-type="float" office:value="0" table:formula="of:=(-0.6*[.D35]+15) * [.B35] + (2*[.C35])" table:style-name="ce15">
            <text:p>0,00</text:p>
          </table:table-cell>
          <table:table-cell office:value-type="float" office:value="0" table:formula="of:=[.B35]*35" table:style-name="ce7">
            <text:p>0</text:p>
          </table:table-cell>
          <table:table-cell office:value-type="float" office:value="0" table:formula="of:=(9*60/100)*[.B35]" table:style-name="ce7">
            <text:p>0</text:p>
          </table:table-cell>
          <table:covered-table-cell/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O35]/100)-INT([.O35]/100)&lt;0.2; INT([.O35]/100); ROUNDUP([.O35]/100; 0))" table:content-validation-name="val4" table:style-name="ce16">
            <text:p>0</text:p>
          </table:table-cell>
          <table:table-cell office:value-type="float" office:value="0" table:formula="of:=(-0.6*[.M35]+15) * [.K35] + (2*[.L35])" table:style-name="ce15">
            <text:p>0,00</text:p>
          </table:table-cell>
          <table:table-cell office:value-type="float" office:value="0" table:formula="of:=[.K35]*35" table:style-name="ce7">
            <text:p>0</text:p>
          </table:table-cell>
          <table:table-cell office:value-type="float" office:value="0" table:formula="of:=(9*60/100)*[.K35]" table:style-name="ce7">
            <text:p>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2"/>
          <table:table-cell table:style-name="ce24"/>
          <table:table-cell table:content-validation-name="val2" table:style-name="ce16"/>
          <table:table-cell office:value-type="float" office:value="0" table:formula="of:=IF(([.F36]/100)-INT([.F36]/100)&lt;0.2; INT([.F36]/100); ROUNDUP([.F36]/100; 0))" table:content-validation-name="val4" table:style-name="ce16">
            <text:p>0</text:p>
          </table:table-cell>
          <table:table-cell office:value-type="float" office:value="0" table:formula="of:=(-0.6*[.D36]+15) * [.B36] + (2*[.C36])" table:style-name="ce15">
            <text:p>0,00</text:p>
          </table:table-cell>
          <table:table-cell office:value-type="float" office:value="0" table:formula="of:=[.B36]*35" table:style-name="ce8">
            <text:p>0</text:p>
          </table:table-cell>
          <table:table-cell office:value-type="float" office:value="0" table:formula="of:=(9*60/100)*[.B36]" table:style-name="ce8">
            <text:p>0</text:p>
          </table:table-cell>
          <table:covered-table-cell/>
          <table:table-cell table:content-validation-name="val1" table:style-name="ce6"/>
          <table:table-cell table:style-name="ce12"/>
          <table:table-cell table:style-name="ce24"/>
          <table:table-cell table:content-validation-name="val2" table:style-name="ce16"/>
          <table:table-cell office:value-type="float" office:value="0" table:formula="of:=IF(([.O36]/100)-INT([.O36]/100)&lt;0.2; INT([.O36]/100); ROUNDUP([.O36]/100; 0))" table:content-validation-name="val4" table:style-name="ce16">
            <text:p>0</text:p>
          </table:table-cell>
          <table:table-cell office:value-type="float" office:value="0" table:formula="of:=(-0.6*[.M36]+15) * [.K36] + (2*[.L36])" table:style-name="ce15">
            <text:p>0,00</text:p>
          </table:table-cell>
          <table:table-cell office:value-type="float" office:value="0" table:formula="of:=[.K36]*35" table:style-name="ce8">
            <text:p>0</text:p>
          </table:table-cell>
          <table:table-cell office:value-type="float" office:value="0" table:formula="of:=(9*60/100)*[.K36]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Gesamt:</text:p>
          </table:table-cell>
          <table:table-cell office:value-type="float" office:value="0" table:formula="of:=SUM([.B5:.B36])" table:style-name="ce13">
            <text:p>0,00</text:p>
          </table:table-cell>
          <table:table-cell office:value-type="float" office:value="0" table:formula="of:=SUM([.C5:.C36])" table:style-name="ce13">
            <text:p>0,00</text:p>
          </table:table-cell>
          <table:table-cell table:style-name="ce9"/>
          <table:table-cell office:value-type="float" office:value="0" table:formula="of:=SUM([.E5:.E36])" table:content-validation-name="val4" table:style-name="ce10">
            <text:p>0</text:p>
          </table:table-cell>
          <table:table-cell office:value-type="float" office:value="0" table:formula="of:=SUM([.F5:.F36])" table:style-name="ce13">
            <text:p>0,00</text:p>
          </table:table-cell>
          <table:table-cell office:value-type="float" office:value="0" table:formula="of:=SUM([.G5:.G36])" table:style-name="ce10">
            <text:p>0</text:p>
          </table:table-cell>
          <table:table-cell office:value-type="float" office:value="0" table:formula="of:=SUM([.H5:.H36])" table:style-name="ce10">
            <text:p>0</text:p>
          </table:table-cell>
          <table:covered-table-cell/>
          <table:table-cell office:value-type="string" table:style-name="ce9">
            <text:p>Gesamt:</text:p>
          </table:table-cell>
          <table:table-cell office:value-type="float" office:value="0" table:formula="of:=SUM([.K5:.K36])" table:style-name="ce13">
            <text:p>0,00</text:p>
          </table:table-cell>
          <table:table-cell office:value-type="float" office:value="0" table:formula="of:=SUM([.L5:.L36])" table:style-name="ce13">
            <text:p>0,00</text:p>
          </table:table-cell>
          <table:table-cell table:style-name="ce9"/>
          <table:table-cell office:value-type="float" office:value="0" table:formula="of:=SUM([.N5:.N36])" table:content-validation-name="val4" table:style-name="ce10">
            <text:p>0</text:p>
          </table:table-cell>
          <table:table-cell office:value-type="float" office:value="0" table:formula="of:=SUM([.O5:.O36])" table:style-name="ce13">
            <text:p>0,00</text:p>
          </table:table-cell>
          <table:table-cell office:value-type="float" office:value="0" table:formula="of:=SUM([.P5:.P36])" table:style-name="ce10">
            <text:p>0</text:p>
          </table:table-cell>
          <table:table-cell office:value-type="float" office:value="0" table:formula="of:=SUM([.Q5:.Q36])" table:style-name="ce10">
            <text:p>0</text:p>
          </table:table-cell>
          <table:table-cell table:number-columns-repeated="16367"/>
        </table:table-row>
        <table:table-row table:style-name="ro2">
          <table:table-cell table:number-columns-spanned="2" table:number-rows-spanned="1" table:style-name="ce46"/>
          <table:covered-table-cell/>
          <table:table-cell table:number-columns-spanned="6" table:number-rows-spanned="2" table:style-name="ce46"/>
          <table:covered-table-cell table:number-columns-repeated="5"/>
          <table:covered-table-cell/>
          <table:table-cell table:number-columns-spanned="8" table:number-rows-spanned="2" table:style-name="ce45"/>
          <table:covered-table-cell table:number-columns-repeated="7"/>
          <table:table-cell table:number-columns-repeated="16367"/>
        </table:table-row>
        <table:table-row table:style-name="ro2">
          <table:table-cell office:value-type="string" table:style-name="ce21">
            <text:p>Stockwerk:</text:p>
          </table:table-cell>
          <table:table-cell table:content-validation-name="val3" table:style-name="ce20"/>
          <table:covered-table-cell/>
          <table:covered-table-cell table:number-columns-repeated="5"/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5">
          <table:table-cell office:value-type="string" table:style-name="ce18">
            <text:p>Raum</text:p>
          </table:table-cell>
          <table:table-cell office:value-type="string" table:style-name="ce19">
            <text:p>Fläche [m²]</text:p>
          </table:table-cell>
          <table:table-cell office:value-type="string" table:style-name="ce4">
            <text:p>Zuleitung [m]</text:p>
          </table:table-cell>
          <table:table-cell office:value-type="string" table:style-name="ce27">
            <text:p>RA [cm]</text:p>
          </table:table-cell>
          <table:table-cell office:value-type="string" table:style-name="ce28">
            <text:p>Kreise</text:p>
          </table:table-cell>
          <table:table-cell office:value-type="string" table:style-name="ce5">
            <text:p>Rohrlänge [m]</text:p>
          </table:table-cell>
          <table:table-cell office:value-type="string" table:style-name="ce5">
            <text:p>Tackernadeln [stk]</text:p>
          </table:table-cell>
          <table:table-cell office:value-type="string" table:style-name="ce5">
            <text:p>Dauer [min]</text:p>
          </table:table-cell>
          <table:covered-table-cell/>
          <table:table-cell office:value-type="string" table:style-name="ce22">
            <text:p>Gesamt <text:s/>Fläche</text:p>
          </table:table-cell>
          <table:table-cell office:value-type="float" office:value="0" table:formula="of:=[.B37]+[.K37]+[.B73]" table:style-name="ce26">
            <text:p>0,00</text:p>
          </table:table-cell>
          <table:table-cell office:value-type="float" office:value="0" table:formula="of:=ROUNDUP([.K40]/10; 0)" table:style-name="ce52">
            <text:p>0</text:p>
          </table:table-cell>
          <table:table-cell office:value-type="string" table:style-name="ce51">
            <text:p>Rollen</text:p>
          </table:table-cell>
          <table:table-cell table:style-name="ce49"/>
          <table:table-cell office:value-type="string" table:number-columns-spanned="2" table:number-rows-spanned="1" table:style-name="ce54">
            <text:p>Legedauer für 2 Monteure <text:s text:c="8"/>[h]</text:p>
          </table:table-cell>
          <table:covered-table-cell/>
          <table:table-cell office:value-type="float" office:value="0" table:formula="of:=([.H37]+[.Q37]+[.H73])/60" table:style-name="ce39">
            <text:p>0,0</text:p>
          </table:table-cell>
          <table:table-cell table:number-columns-repeated="16367"/>
        </table:table-row>
        <table:table-row table:style-name="ro5">
          <table:table-cell table:content-validation-name="val1" table:style-name="ce6"/>
          <table:table-cell table:style-name="ce14"/>
          <table:table-cell table:style-name="ce17"/>
          <table:table-cell table:content-validation-name="val2" table:style-name="ce16"/>
          <table:table-cell office:value-type="float" office:value="0" table:formula="of:=IF(([.F41]/100)-INT([.F41]/100)&lt;0.2; INT([.F41]/100); ROUNDUP([.F41]/100; 0))" table:content-validation-name="val4" table:style-name="ce16">
            <text:p>0</text:p>
          </table:table-cell>
          <table:table-cell office:value-type="float" office:value="0" table:formula="of:=(-0.6*[.D41]+15) * [.B41] + (2*[.C41])" table:style-name="ce15">
            <text:p>0,00</text:p>
          </table:table-cell>
          <table:table-cell office:value-type="float" office:value="0" table:formula="of:=[.B41]*35" table:style-name="ce7">
            <text:p>0</text:p>
          </table:table-cell>
          <table:table-cell office:value-type="float" office:value="0" table:formula="of:=(9*60/100)*[.B41]" table:style-name="ce7">
            <text:p>0</text:p>
          </table:table-cell>
          <table:covered-table-cell/>
          <table:table-cell office:value-type="string" table:style-name="ce22">
            <text:p>Gesamt Rohrlänge</text:p>
          </table:table-cell>
          <table:table-cell office:value-type="float" office:value="0" table:formula="of:=[.F37]+[.O37]+[.F73]" table:style-name="ce26">
            <text:p>0,00</text:p>
          </table:table-cell>
          <table:table-cell office:value-type="float" office:value="0" table:formula="of:=ROUNDUP([.K41]/600; 1)" table:style-name="ce53">
            <text:p>0,0</text:p>
          </table:table-cell>
          <table:table-cell office:value-type="string" table:style-name="ce50">
            <text:p>Rollen</text:p>
          </table:table-cell>
          <table:table-cell table:number-columns-spanned="1" table:number-rows-spanned="3" table:style-name="ce48"/>
          <table:table-cell office:value-type="string" table:number-columns-spanned="2" table:number-rows-spanned="1" table:style-name="ce54">
            <text:p>Verteiler Montagedauer <text:s text:c="13"/>[h]</text:p>
          </table:table-cell>
          <table:covered-table-cell/>
          <table:table-cell office:value-type="float" office:value="0" table:formula="of:= IF([.E37]&lt;&gt;0; [.K54]/[.E37]; 0) + IF([.N37]&lt;&gt;0; [.K55]/[.N37]; 0) + IF([.E73]&lt;&gt;0; [.K56]/[.E73]; 0) * 8" table:style-name="ce40">
            <text:p>0,0</text:p>
          </table:table-cell>
          <table:table-cell table:number-columns-repeated="16367"/>
        </table:table-row>
        <table:table-row table:style-name="ro6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2]/100)-INT([.F42]/100)&lt;0.2; INT([.F42]/100); ROUNDUP([.F42]/100; 0))" table:content-validation-name="val4" table:style-name="ce16">
            <text:p>0</text:p>
          </table:table-cell>
          <table:table-cell office:value-type="float" office:value="0" table:formula="of:=(-0.6*[.D42]+15) * [.B42] + (2*[.C42])" table:style-name="ce15">
            <text:p>0,00</text:p>
          </table:table-cell>
          <table:table-cell office:value-type="float" office:value="0" table:formula="of:=[.B42]*35" table:style-name="ce7">
            <text:p>0</text:p>
          </table:table-cell>
          <table:table-cell office:value-type="float" office:value="0" table:formula="of:=(9*60/100)*[.B42]" table:style-name="ce7">
            <text:p>0</text:p>
          </table:table-cell>
          <table:covered-table-cell/>
          <table:table-cell office:value-type="string" table:style-name="ce22">
            <text:p>Gesamt Tackernadeln</text:p>
          </table:table-cell>
          <table:table-cell office:value-type="float" office:value="0" table:formula="of:=[.G37]+[.P37]+[.G73]" table:style-name="ce26">
            <text:p>0,00</text:p>
          </table:table-cell>
          <table:table-cell office:value-type="float" office:value="0" table:formula="of:=ROUNDUP([.K42]/1000; 0)" table:style-name="ce25">
            <text:p>0</text:p>
          </table:table-cell>
          <table:table-cell office:value-type="string" table:style-name="ce23">
            <text:p>Pack</text:p>
          </table:table-cell>
          <table:covered-table-cell/>
          <table:table-cell office:value-type="string" table:number-columns-spanned="2" table:number-rows-spanned="1" table:style-name="ce54">
            <text:p>Gesamtdauer <text:s text:c="34"/>[h]<text:s text:c="12"/></text:p>
          </table:table-cell>
          <table:covered-table-cell/>
          <table:table-cell office:value-type="float" office:value="0" table:formula="of:=[.Q41]+[.Q40]" table:style-name="ce39">
            <text:p>0,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3]/100)-INT([.F43]/100)&lt;0.2; INT([.F43]/100); ROUNDUP([.F43]/100; 0))" table:content-validation-name="val4" table:style-name="ce16">
            <text:p>0</text:p>
          </table:table-cell>
          <table:table-cell office:value-type="float" office:value="0" table:formula="of:=(-0.6*[.D43]+15) * [.B43] + (2*[.C43])" table:style-name="ce15">
            <text:p>0,00</text:p>
          </table:table-cell>
          <table:table-cell office:value-type="float" office:value="0" table:formula="of:=[.B43]*35" table:style-name="ce7">
            <text:p>0</text:p>
          </table:table-cell>
          <table:table-cell office:value-type="float" office:value="0" table:formula="of:=(9*60/100)*[.B43]" table:style-name="ce7">
            <text:p>0</text:p>
          </table:table-cell>
          <table:covered-table-cell/>
          <table:table-cell office:value-type="string" table:style-name="ce22">
            <text:p>Randstreifen</text:p>
          </table:table-cell>
          <table:table-cell office:value-type="float" office:value="0" table:formula="of:=[.K40]" table:style-name="ce26">
            <text:p>0,00</text:p>
          </table:table-cell>
          <table:table-cell office:value-type="float" office:value="0" table:formula="of:=ROUNDUP([.K43]/25; 0)" table:style-name="ce25">
            <text:p>0</text:p>
          </table:table-cell>
          <table:table-cell office:value-type="string" table:style-name="ce23">
            <text:p>Rollen</text:p>
          </table:table-cell>
          <table:covered-table-cell/>
          <table:table-cell office:value-type="string" table:number-columns-spanned="2" table:number-rows-spanned="1" table:style-name="ce55">
            <text:p>Gesamtdauer (summiert) <text:s text:c="9"/>[h]</text:p>
          </table:table-cell>
          <table:covered-table-cell/>
          <table:table-cell office:value-type="float" office:value="0" table:formula="of:=[.Q40]*2+[.Q41]" table:style-name="ce41">
            <text:p>0,0</text:p>
          </table:table-cell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4]/100)-INT([.F44]/100)&lt;0.2; INT([.F44]/100); ROUNDUP([.F44]/100; 0))" table:content-validation-name="val4" table:style-name="ce16">
            <text:p>0</text:p>
          </table:table-cell>
          <table:table-cell office:value-type="float" office:value="0" table:formula="of:=(-0.6*[.D44]+15) * [.B44] + (2*[.C44])" table:style-name="ce15">
            <text:p>0,00</text:p>
          </table:table-cell>
          <table:table-cell office:value-type="float" office:value="0" table:formula="of:=[.B44]*35" table:style-name="ce7">
            <text:p>0</text:p>
          </table:table-cell>
          <table:table-cell office:value-type="float" office:value="0" table:formula="of:=(9*60/100)*[.B44]" table:style-name="ce7">
            <text:p>0</text:p>
          </table:table-cell>
          <table:covered-table-cell/>
          <table:table-cell table:number-columns-spanned="2" table:number-rows-spanned="1" table:style-name="ce46"/>
          <table:covered-table-cell/>
          <table:table-cell table:number-columns-spanned="6" table:number-rows-spanned="10" table:style-name="ce44"/>
          <table:covered-table-cell table:number-columns-repeated="5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5]/100)-INT([.F45]/100)&lt;0.2; INT([.F45]/100); ROUNDUP([.F45]/100; 0))" table:content-validation-name="val4" table:style-name="ce16">
            <text:p>0</text:p>
          </table:table-cell>
          <table:table-cell office:value-type="float" office:value="0" table:formula="of:=(-0.6*[.D45]+15) * [.B45] + (2*[.C45])" table:style-name="ce15">
            <text:p>0,00</text:p>
          </table:table-cell>
          <table:table-cell office:value-type="float" office:value="0" table:formula="of:=[.B45]*35" table:style-name="ce7">
            <text:p>0</text:p>
          </table:table-cell>
          <table:table-cell office:value-type="float" office:value="0" table:formula="of:=(9*60/100)*[.B45]" table:style-name="ce7">
            <text:p>0</text:p>
          </table:table-cell>
          <table:covered-table-cell/>
          <table:table-cell office:value-type="string" table:style-name="ce22">
            <text:p>Verschraubungen</text:p>
          </table:table-cell>
          <table:table-cell office:value-type="float" office:value="0" table:formula="of:=[.K46]" table:style-name="ce23">
            <text:p>0</text:p>
          </table:table-cell>
          <table:covered-table-cell/>
          <table:covered-table-cell table:number-columns-repeated="5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6]/100)-INT([.F46]/100)&lt;0.2; INT([.F46]/100); ROUNDUP([.F46]/100; 0))" table:content-validation-name="val4" table:style-name="ce16">
            <text:p>0</text:p>
          </table:table-cell>
          <table:table-cell office:value-type="float" office:value="0" table:formula="of:=(-0.6*[.D46]+15) * [.B46] + (2*[.C46])" table:style-name="ce15">
            <text:p>0,00</text:p>
          </table:table-cell>
          <table:table-cell office:value-type="float" office:value="0" table:formula="of:=[.B46]*35" table:style-name="ce7">
            <text:p>0</text:p>
          </table:table-cell>
          <table:table-cell office:value-type="float" office:value="0" table:formula="of:=(9*60/100)*[.B46]" table:style-name="ce7">
            <text:p>0</text:p>
          </table:table-cell>
          <table:covered-table-cell/>
          <table:table-cell office:value-type="string" table:style-name="ce22">
            <text:p>Führungsbögen</text:p>
          </table:table-cell>
          <table:table-cell office:value-type="float" office:value="0" table:formula="of:=[.K47]*2" table:style-name="ce23">
            <text:p>0</text:p>
          </table:table-cell>
          <table:covered-table-cell/>
          <table:covered-table-cell table:number-columns-repeated="5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7]/100)-INT([.F47]/100)&lt;0.2; INT([.F47]/100); ROUNDUP([.F47]/100; 0))" table:content-validation-name="val4" table:style-name="ce16">
            <text:p>0</text:p>
          </table:table-cell>
          <table:table-cell office:value-type="float" office:value="0" table:formula="of:=(-0.6*[.D47]+15) * [.B47] + (2*[.C47])" table:style-name="ce15">
            <text:p>0,00</text:p>
          </table:table-cell>
          <table:table-cell office:value-type="float" office:value="0" table:formula="of:=[.B47]*35" table:style-name="ce7">
            <text:p>0</text:p>
          </table:table-cell>
          <table:table-cell office:value-type="float" office:value="0" table:formula="of:=(9*60/100)*[.B47]" table:style-name="ce7">
            <text:p>0</text:p>
          </table:table-cell>
          <table:covered-table-cell/>
          <table:table-cell office:value-type="string" table:style-name="ce22">
            <text:p>Stellmotoren</text:p>
          </table:table-cell>
          <table:table-cell office:value-type="float" office:value="0" table:formula="of:=[.E37]+[.N37]+[.E73]" table:style-name="ce25">
            <text:p>0</text:p>
          </table:table-cell>
          <table:covered-table-cell/>
          <table:covered-table-cell table:number-columns-repeated="5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8]/100)-INT([.F48]/100)&lt;0.2; INT([.F48]/100); ROUNDUP([.F48]/100; 0))" table:content-validation-name="val4" table:style-name="ce16">
            <text:p>0</text:p>
          </table:table-cell>
          <table:table-cell office:value-type="float" office:value="0" table:formula="of:=(-0.6*[.D48]+15) * [.B48] + (2*[.C48])" table:style-name="ce15">
            <text:p>0,00</text:p>
          </table:table-cell>
          <table:table-cell office:value-type="float" office:value="0" table:formula="of:=[.B48]*35" table:style-name="ce7">
            <text:p>0</text:p>
          </table:table-cell>
          <table:table-cell office:value-type="float" office:value="0" table:formula="of:=(9*60/100)*[.B48]" table:style-name="ce7">
            <text:p>0</text:p>
          </table:table-cell>
          <table:covered-table-cell/>
          <table:table-cell office:value-type="string" table:style-name="ce22">
            <text:p>Isolierstreifen</text:p>
          </table:table-cell>
          <table:table-cell office:value-type="float" office:value="0" table:formula="of:=([.C37]+[.L37]+[.C73]) / 2" table:style-name="ce23">
            <text:p>0</text:p>
          </table:table-cell>
          <table:covered-table-cell/>
          <table:covered-table-cell table:number-columns-repeated="5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49]/100)-INT([.F49]/100)&lt;0.2; INT([.F49]/100); ROUNDUP([.F49]/100; 0))" table:content-validation-name="val4" table:style-name="ce16">
            <text:p>0</text:p>
          </table:table-cell>
          <table:table-cell office:value-type="float" office:value="0" table:formula="of:=(-0.6*[.D49]+15) * [.B49] + (2*[.C49])" table:style-name="ce15">
            <text:p>0,00</text:p>
          </table:table-cell>
          <table:table-cell office:value-type="float" office:value="0" table:formula="of:=[.B49]*35" table:style-name="ce7">
            <text:p>0</text:p>
          </table:table-cell>
          <table:table-cell office:value-type="float" office:value="0" table:formula="of:=(9*60/100)*[.B49]" table:style-name="ce7">
            <text:p>0</text:p>
          </table:table-cell>
          <table:covered-table-cell/>
          <table:table-cell office:value-type="string" table:style-name="ce22">
            <text:p>Estrich Meßstellen</text:p>
          </table:table-cell>
          <table:table-cell office:value-type="float" office:value="0" table:formula="of:= IF([.E37]&lt;&gt;0; [.K54]/[.E37]; 0) + IF([.N37]&lt;&gt;0; [.K55]/[.N37]; 0) + IF([.E73]&lt;&gt;0; [.K56]/[.E73]; 0)" table:style-name="ce23">
            <text:p>0</text:p>
          </table:table-cell>
          <table:covered-table-cell/>
          <table:covered-table-cell table:number-columns-repeated="5"/>
          <table:table-cell table:number-columns-repeated="16367" table:style-name="ce1"/>
        </table:table-row>
        <table:table-row table:style-name="ro7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0]/100)-INT([.F50]/100)&lt;0.2; INT([.F50]/100); ROUNDUP([.F50]/100; 0))" table:content-validation-name="val4" table:style-name="ce16">
            <text:p>0</text:p>
          </table:table-cell>
          <table:table-cell office:value-type="float" office:value="0" table:formula="of:=(-0.6*[.D50]+15) * [.B50] + (2*[.C50])" table:style-name="ce15">
            <text:p>0,00</text:p>
          </table:table-cell>
          <table:table-cell office:value-type="float" office:value="0" table:formula="of:=[.B50]*35" table:style-name="ce7">
            <text:p>0</text:p>
          </table:table-cell>
          <table:table-cell office:value-type="float" office:value="0" table:formula="of:=(9*60/100)*[.B50]" table:style-name="ce7">
            <text:p>0</text:p>
          </table:table-cell>
          <table:covered-table-cell/>
          <table:table-cell office:value-type="string" table:style-name="ce22">
            <text:p>FB Thermostat<text:s/></text:p>
          </table:table-cell>
          <table:table-cell office:value-type="float" office:value="0" table:formula="of:=COUNTIFS([.E41:.E72]; &quot;&gt;0&quot;) + COUNTIFS([.E5:.E36]; &quot;&gt;0&quot;) + COUNTIFS([.N5:.N36]; &quot;&gt;0&quot;)" table:style-name="ce35">
            <text:p>0</text:p>
          </table:table-cell>
          <table:covered-table-cell/>
          <table:covered-table-cell table:number-columns-repeated="5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1]/100)-INT([.F51]/100)&lt;0.2; INT([.F51]/100); ROUNDUP([.F51]/100; 0))" table:content-validation-name="val4" table:style-name="ce16">
            <text:p>0</text:p>
          </table:table-cell>
          <table:table-cell office:value-type="float" office:value="0" table:formula="of:=(-0.6*[.D51]+15) * [.B51] + (2*[.C51])" table:style-name="ce15">
            <text:p>0,00</text:p>
          </table:table-cell>
          <table:table-cell office:value-type="float" office:value="0" table:formula="of:=[.B51]*35" table:style-name="ce7">
            <text:p>0</text:p>
          </table:table-cell>
          <table:table-cell office:value-type="float" office:value="0" table:formula="of:=(9*60/100)*[.B51]" table:style-name="ce7">
            <text:p>0</text:p>
          </table:table-cell>
          <table:covered-table-cell/>
          <table:table-cell office:value-type="string" table:style-name="ce42">
            <text:p>Kupplung 17</text:p>
          </table:table-cell>
          <table:table-cell office:value-type="float" office:value="0" table:formula="of:=IF([.L41]-1&lt;0; 0; [.L41]-1)" table:style-name="ce43">
            <text:p>0</text:p>
          </table:table-cell>
          <table:covered-table-cell/>
          <table:covered-table-cell table:number-columns-repeated="5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2]/100)-INT([.F52]/100)&lt;0.2; INT([.F52]/100); ROUNDUP([.F52]/100; 0))" table:content-validation-name="val4" table:style-name="ce16">
            <text:p>0</text:p>
          </table:table-cell>
          <table:table-cell office:value-type="float" office:value="0" table:formula="of:=(-0.6*[.D52]+15) * [.B52] + (2*[.C52])" table:style-name="ce15">
            <text:p>0,00</text:p>
          </table:table-cell>
          <table:table-cell office:value-type="float" office:value="0" table:formula="of:=[.B52]*35" table:style-name="ce7">
            <text:p>0</text:p>
          </table:table-cell>
          <table:table-cell office:value-type="float" office:value="0" table:formula="of:=(9*60/100)*[.B52]" table:style-name="ce7">
            <text:p>0</text:p>
          </table:table-cell>
          <table:covered-table-cell/>
          <table:table-cell office:value-type="string" table:style-name="ce22">
            <text:p>Schiebehülen 17</text:p>
          </table:table-cell>
          <table:table-cell office:value-type="float" office:value="0" table:formula="of:=[.K51]*2" table:style-name="ce23">
            <text:p>0</text:p>
          </table:table-cell>
          <table:covered-table-cell/>
          <table:covered-table-cell table:number-columns-repeated="5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3]/100)-INT([.F53]/100)&lt;0.2; INT([.F53]/100); ROUNDUP([.F53]/100; 0))" table:content-validation-name="val4" table:style-name="ce16">
            <text:p>0</text:p>
          </table:table-cell>
          <table:table-cell office:value-type="float" office:value="0" table:formula="of:=(-0.6*[.D53]+15) * [.B53] + (2*[.C53])" table:style-name="ce15">
            <text:p>0,00</text:p>
          </table:table-cell>
          <table:table-cell office:value-type="float" office:value="0" table:formula="of:=[.B53]*35" table:style-name="ce7">
            <text:p>0</text:p>
          </table:table-cell>
          <table:table-cell office:value-type="float" office:value="0" table:formula="of:=(9*60/100)*[.B53]" table:style-name="ce7">
            <text:p>0</text:p>
          </table:table-cell>
          <table:covered-table-cell/>
          <table:table-cell table:number-columns-repeated="2" table:style-name="ce1"/>
          <table:covered-table-cell/>
          <table:covered-table-cell table:number-columns-repeated="5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4]/100)-INT([.F54]/100)&lt;0.2; INT([.F54]/100); ROUNDUP([.F54]/100; 0))" table:content-validation-name="val4" table:style-name="ce16">
            <text:p>0</text:p>
          </table:table-cell>
          <table:table-cell office:value-type="float" office:value="0" table:formula="of:=(-0.6*[.D54]+15) * [.B54] + (2*[.C54])" table:style-name="ce15">
            <text:p>0,00</text:p>
          </table:table-cell>
          <table:table-cell office:value-type="float" office:value="0" table:formula="of:=[.B54]*35" table:style-name="ce7">
            <text:p>0</text:p>
          </table:table-cell>
          <table:table-cell office:value-type="float" office:value="0" table:formula="of:=(9*60/100)*[.B54]" table:style-name="ce7">
            <text:p>0</text:p>
          </table:table-cell>
          <table:covered-table-cell/>
          <table:table-cell office:value-type="string" table:style-name="ce34">
            <text:p>Verteiler #1</text:p>
          </table:table-cell>
          <table:table-cell office:value-type="float" office:value="0" table:formula="of:=[.E37]" table:style-name="ce33">
            <text:p>0</text:p>
          </table:table-cell>
          <table:table-cell office:value-type="string" table:style-name="ce32">
            <text:p>-fach</text:p>
          </table:table-cell>
          <table:table-cell table:number-columns-spanned="5" table:number-rows-spanned="3" table:style-name="ce47"/>
          <table:covered-table-cell table:number-columns-repeated="4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5]/100)-INT([.F55]/100)&lt;0.2; INT([.F55]/100); ROUNDUP([.F55]/100; 0))" table:content-validation-name="val4" table:style-name="ce16">
            <text:p>0</text:p>
          </table:table-cell>
          <table:table-cell office:value-type="float" office:value="0" table:formula="of:=(-0.6*[.D55]+15) * [.B55] + (2*[.C55])" table:style-name="ce15">
            <text:p>0,00</text:p>
          </table:table-cell>
          <table:table-cell office:value-type="float" office:value="0" table:formula="of:=[.B55]*35" table:style-name="ce7">
            <text:p>0</text:p>
          </table:table-cell>
          <table:table-cell office:value-type="float" office:value="0" table:formula="of:=(9*60/100)*[.B55]" table:style-name="ce7">
            <text:p>0</text:p>
          </table:table-cell>
          <table:covered-table-cell/>
          <table:table-cell office:value-type="string" table:style-name="ce34">
            <text:p>Verteiler #2</text:p>
          </table:table-cell>
          <table:table-cell office:value-type="float" office:value="0" table:formula="of:=[.N37]" table:style-name="ce33">
            <text:p>0</text:p>
          </table:table-cell>
          <table:table-cell office:value-type="string" table:style-name="ce32">
            <text:p>-fach</text:p>
          </table:table-cell>
          <table:covered-table-cell/>
          <table:covered-table-cell table:number-columns-repeated="4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6]/100)-INT([.F56]/100)&lt;0.2; INT([.F56]/100); ROUNDUP([.F56]/100; 0))" table:content-validation-name="val4" table:style-name="ce16">
            <text:p>0</text:p>
          </table:table-cell>
          <table:table-cell office:value-type="float" office:value="0" table:formula="of:=(-0.6*[.D56]+15) * [.B56] + (2*[.C56])" table:style-name="ce15">
            <text:p>0,00</text:p>
          </table:table-cell>
          <table:table-cell office:value-type="float" office:value="0" table:formula="of:=[.B56]*35" table:style-name="ce7">
            <text:p>0</text:p>
          </table:table-cell>
          <table:table-cell office:value-type="float" office:value="0" table:formula="of:=(9*60/100)*[.B56]" table:style-name="ce7">
            <text:p>0</text:p>
          </table:table-cell>
          <table:covered-table-cell/>
          <table:table-cell office:value-type="string" table:style-name="ce34">
            <text:p>Verteiler #3</text:p>
          </table:table-cell>
          <table:table-cell office:value-type="float" office:value="0" table:formula="of:=[.E73]" table:style-name="ce33">
            <text:p>0</text:p>
          </table:table-cell>
          <table:table-cell office:value-type="string" table:style-name="ce31">
            <text:p>-fach</text:p>
          </table:table-cell>
          <table:covered-table-cell/>
          <table:covered-table-cell table:number-columns-repeated="4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7]/100)-INT([.F57]/100)&lt;0.2; INT([.F57]/100); ROUNDUP([.F57]/100; 0))" table:content-validation-name="val4" table:style-name="ce16">
            <text:p>0</text:p>
          </table:table-cell>
          <table:table-cell office:value-type="float" office:value="0" table:formula="of:=(-0.6*[.D57]+15) * [.B57] + (2*[.C57])" table:style-name="ce15">
            <text:p>0,00</text:p>
          </table:table-cell>
          <table:table-cell office:value-type="float" office:value="0" table:formula="of:=[.B57]*35" table:style-name="ce7">
            <text:p>0</text:p>
          </table:table-cell>
          <table:table-cell office:value-type="float" office:value="0" table:formula="of:=(9*60/100)*[.B57]" table:style-name="ce7">
            <text:p>0</text:p>
          </table:table-cell>
          <table:covered-table-cell/>
          <table:table-cell table:number-columns-spanned="8" table:number-rows-spanned="17" table:style-name="ce44"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8]/100)-INT([.F58]/100)&lt;0.2; INT([.F58]/100); ROUNDUP([.F58]/100; 0))" table:content-validation-name="val4" table:style-name="ce16">
            <text:p>0</text:p>
          </table:table-cell>
          <table:table-cell office:value-type="float" office:value="0" table:formula="of:=(-0.6*[.D58]+15) * [.B58] + (2*[.C58])" table:style-name="ce15">
            <text:p>0,00</text:p>
          </table:table-cell>
          <table:table-cell office:value-type="float" office:value="0" table:formula="of:=[.B58]*35" table:style-name="ce7">
            <text:p>0</text:p>
          </table:table-cell>
          <table:table-cell office:value-type="float" office:value="0" table:formula="of:=(9*60/100)*[.B58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59]/100)-INT([.F59]/100)&lt;0.2; INT([.F59]/100); ROUNDUP([.F59]/100; 0))" table:content-validation-name="val4" table:style-name="ce16">
            <text:p>0</text:p>
          </table:table-cell>
          <table:table-cell office:value-type="float" office:value="0" table:formula="of:=(-0.6*[.D59]+15) * [.B59] + (2*[.C59])" table:style-name="ce15">
            <text:p>0,00</text:p>
          </table:table-cell>
          <table:table-cell office:value-type="float" office:value="0" table:formula="of:=[.B59]*35" table:style-name="ce7">
            <text:p>0</text:p>
          </table:table-cell>
          <table:table-cell office:value-type="float" office:value="0" table:formula="of:=(9*60/100)*[.B59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0]/100)-INT([.F60]/100)&lt;0.2; INT([.F60]/100); ROUNDUP([.F60]/100; 0))" table:content-validation-name="val4" table:style-name="ce16">
            <text:p>0</text:p>
          </table:table-cell>
          <table:table-cell office:value-type="float" office:value="0" table:formula="of:=(-0.6*[.D60]+15) * [.B60] + (2*[.C60])" table:style-name="ce15">
            <text:p>0,00</text:p>
          </table:table-cell>
          <table:table-cell office:value-type="float" office:value="0" table:formula="of:=[.B60]*35" table:style-name="ce7">
            <text:p>0</text:p>
          </table:table-cell>
          <table:table-cell office:value-type="float" office:value="0" table:formula="of:=(9*60/100)*[.B60]" table:style-name="ce7">
            <text:p>0</text:p>
          </table:table-cell>
          <table:covered-table-cell/>
          <table:covered-table-cell/>
          <table:covered-table-cell table:number-columns-repeated="7"/>
          <table:table-cell table:style-name="ce30"/>
          <table:table-cell table:number-columns-repeated="16366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1]/100)-INT([.F61]/100)&lt;0.2; INT([.F61]/100); ROUNDUP([.F61]/100; 0))" table:content-validation-name="val4" table:style-name="ce16">
            <text:p>0</text:p>
          </table:table-cell>
          <table:table-cell office:value-type="float" office:value="0" table:formula="of:=(-0.6*[.D61]+15) * [.B61] + (2*[.C61])" table:style-name="ce15">
            <text:p>0,00</text:p>
          </table:table-cell>
          <table:table-cell office:value-type="float" office:value="0" table:formula="of:=[.B61]*35" table:style-name="ce7">
            <text:p>0</text:p>
          </table:table-cell>
          <table:table-cell office:value-type="float" office:value="0" table:formula="of:=(9*60/100)*[.B61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2]/100)-INT([.F62]/100)&lt;0.2; INT([.F62]/100); ROUNDUP([.F62]/100; 0))" table:content-validation-name="val4" table:style-name="ce16">
            <text:p>0</text:p>
          </table:table-cell>
          <table:table-cell office:value-type="float" office:value="0" table:formula="of:=(-0.6*[.D62]+15) * [.B62] + (2*[.C62])" table:style-name="ce15">
            <text:p>0,00</text:p>
          </table:table-cell>
          <table:table-cell office:value-type="float" office:value="0" table:formula="of:=[.B62]*35" table:style-name="ce7">
            <text:p>0</text:p>
          </table:table-cell>
          <table:table-cell office:value-type="float" office:value="0" table:formula="of:=(9*60/100)*[.B62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3]/100)-INT([.F63]/100)&lt;0.2; INT([.F63]/100); ROUNDUP([.F63]/100; 0))" table:content-validation-name="val4" table:style-name="ce16">
            <text:p>0</text:p>
          </table:table-cell>
          <table:table-cell office:value-type="float" office:value="0" table:formula="of:=(-0.6*[.D63]+15) * [.B63] + (2*[.C63])" table:style-name="ce15">
            <text:p>0,00</text:p>
          </table:table-cell>
          <table:table-cell office:value-type="float" office:value="0" table:formula="of:=[.B63]*35" table:style-name="ce7">
            <text:p>0</text:p>
          </table:table-cell>
          <table:table-cell office:value-type="float" office:value="0" table:formula="of:=(9*60/100)*[.B63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4]/100)-INT([.F64]/100)&lt;0.2; INT([.F64]/100); ROUNDUP([.F64]/100; 0))" table:content-validation-name="val4" table:style-name="ce16">
            <text:p>0</text:p>
          </table:table-cell>
          <table:table-cell office:value-type="float" office:value="0" table:formula="of:=(-0.6*[.D64]+15) * [.B64] + (2*[.C64])" table:style-name="ce15">
            <text:p>0,00</text:p>
          </table:table-cell>
          <table:table-cell office:value-type="float" office:value="0" table:formula="of:=[.B64]*35" table:style-name="ce7">
            <text:p>0</text:p>
          </table:table-cell>
          <table:table-cell office:value-type="float" office:value="0" table:formula="of:=(9*60/100)*[.B64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 table:style-name="ce1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5]/100)-INT([.F65]/100)&lt;0.2; INT([.F65]/100); ROUNDUP([.F65]/100; 0))" table:content-validation-name="val4" table:style-name="ce16">
            <text:p>0</text:p>
          </table:table-cell>
          <table:table-cell office:value-type="float" office:value="0" table:formula="of:=(-0.6*[.D65]+15) * [.B65] + (2*[.C65])" table:style-name="ce15">
            <text:p>0,00</text:p>
          </table:table-cell>
          <table:table-cell office:value-type="float" office:value="0" table:formula="of:=[.B65]*35" table:style-name="ce7">
            <text:p>0</text:p>
          </table:table-cell>
          <table:table-cell office:value-type="float" office:value="0" table:formula="of:=(9*60/100)*[.B65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6]/100)-INT([.F66]/100)&lt;0.2; INT([.F66]/100); ROUNDUP([.F66]/100; 0))" table:content-validation-name="val4" table:style-name="ce16">
            <text:p>0</text:p>
          </table:table-cell>
          <table:table-cell office:value-type="float" office:value="0" table:formula="of:=(-0.6*[.D66]+15) * [.B66] + (2*[.C66])" table:style-name="ce15">
            <text:p>0,00</text:p>
          </table:table-cell>
          <table:table-cell office:value-type="float" office:value="0" table:formula="of:=[.B66]*35" table:style-name="ce7">
            <text:p>0</text:p>
          </table:table-cell>
          <table:table-cell office:value-type="float" office:value="0" table:formula="of:=(9*60/100)*[.B66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7]/100)-INT([.F67]/100)&lt;0.2; INT([.F67]/100); ROUNDUP([.F67]/100; 0))" table:content-validation-name="val4" table:style-name="ce16">
            <text:p>0</text:p>
          </table:table-cell>
          <table:table-cell office:value-type="float" office:value="0" table:formula="of:=(-0.6*[.D67]+15) * [.B67] + (2*[.C67])" table:style-name="ce15">
            <text:p>0,00</text:p>
          </table:table-cell>
          <table:table-cell office:value-type="float" office:value="0" table:formula="of:=[.B67]*35" table:style-name="ce7">
            <text:p>0</text:p>
          </table:table-cell>
          <table:table-cell office:value-type="float" office:value="0" table:formula="of:=(9*60/100)*[.B67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8]/100)-INT([.F68]/100)&lt;0.2; INT([.F68]/100); ROUNDUP([.F68]/100; 0))" table:content-validation-name="val4" table:style-name="ce16">
            <text:p>0</text:p>
          </table:table-cell>
          <table:table-cell office:value-type="float" office:value="0" table:formula="of:=(-0.6*[.D68]+15) * [.B68] + (2*[.C68])" table:style-name="ce15">
            <text:p>0,00</text:p>
          </table:table-cell>
          <table:table-cell office:value-type="float" office:value="0" table:formula="of:=[.B68]*35" table:style-name="ce7">
            <text:p>0</text:p>
          </table:table-cell>
          <table:table-cell office:value-type="float" office:value="0" table:formula="of:=(9*60/100)*[.B68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69]/100)-INT([.F69]/100)&lt;0.2; INT([.F69]/100); ROUNDUP([.F69]/100; 0))" table:content-validation-name="val4" table:style-name="ce16">
            <text:p>0</text:p>
          </table:table-cell>
          <table:table-cell office:value-type="float" office:value="0" table:formula="of:=(-0.6*[.D69]+15) * [.B69] + (2*[.C69])" table:style-name="ce15">
            <text:p>0,00</text:p>
          </table:table-cell>
          <table:table-cell office:value-type="float" office:value="0" table:formula="of:=[.B69]*35" table:style-name="ce7">
            <text:p>0</text:p>
          </table:table-cell>
          <table:table-cell office:value-type="float" office:value="0" table:formula="of:=(9*60/100)*[.B69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70]/100)-INT([.F70]/100)&lt;0.2; INT([.F70]/100); ROUNDUP([.F70]/100; 0))" table:content-validation-name="val4" table:style-name="ce16">
            <text:p>0</text:p>
          </table:table-cell>
          <table:table-cell office:value-type="float" office:value="0" table:formula="of:=(-0.6*[.D70]+15) * [.B70] + (2*[.C70])" table:style-name="ce15">
            <text:p>0,00</text:p>
          </table:table-cell>
          <table:table-cell office:value-type="float" office:value="0" table:formula="of:=[.B70]*35" table:style-name="ce7">
            <text:p>0</text:p>
          </table:table-cell>
          <table:table-cell office:value-type="float" office:value="0" table:formula="of:=(9*60/100)*[.B70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1"/>
          <table:table-cell table:style-name="ce17"/>
          <table:table-cell table:content-validation-name="val2" table:style-name="ce16"/>
          <table:table-cell office:value-type="float" office:value="0" table:formula="of:=IF(([.F71]/100)-INT([.F71]/100)&lt;0.2; INT([.F71]/100); ROUNDUP([.F71]/100; 0))" table:content-validation-name="val4" table:style-name="ce16">
            <text:p>0</text:p>
          </table:table-cell>
          <table:table-cell office:value-type="float" office:value="0" table:formula="of:=(-0.6*[.D71]+15) * [.B71] + (2*[.C71])" table:style-name="ce15">
            <text:p>0,00</text:p>
          </table:table-cell>
          <table:table-cell office:value-type="float" office:value="0" table:formula="of:=[.B71]*35" table:style-name="ce7">
            <text:p>0</text:p>
          </table:table-cell>
          <table:table-cell office:value-type="float" office:value="0" table:formula="of:=(9*60/100)*[.B71]" table:style-name="ce7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table:content-validation-name="val1" table:style-name="ce6"/>
          <table:table-cell table:style-name="ce12"/>
          <table:table-cell table:style-name="ce24"/>
          <table:table-cell table:content-validation-name="val2" table:style-name="ce16"/>
          <table:table-cell office:value-type="float" office:value="0" table:formula="of:=IF(([.F72]/100)-INT([.F72]/100)&lt;0.2; INT([.F72]/100); ROUNDUP([.F72]/100; 0))" table:content-validation-name="val4" table:style-name="ce16">
            <text:p>0</text:p>
          </table:table-cell>
          <table:table-cell office:value-type="float" office:value="0" table:formula="of:=(-0.6*[.D72]+15) * [.B72] + (2*[.C72])" table:style-name="ce15">
            <text:p>0,00</text:p>
          </table:table-cell>
          <table:table-cell office:value-type="float" office:value="0" table:formula="of:=[.B72]*35" table:style-name="ce8">
            <text:p>0</text:p>
          </table:table-cell>
          <table:table-cell office:value-type="float" office:value="0" table:formula="of:=(9*60/100)*[.B72]" table:style-name="ce8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style-name="ro2">
          <table:table-cell office:value-type="string" table:style-name="ce9">
            <text:p>Gesamt:</text:p>
          </table:table-cell>
          <table:table-cell office:value-type="float" office:value="0" table:formula="of:=SUM([.B41:.B72])" table:style-name="ce13">
            <text:p>0,00</text:p>
          </table:table-cell>
          <table:table-cell office:value-type="float" office:value="0" table:formula="of:=SUM([.C41:.C72])" table:style-name="ce13">
            <text:p>0,00</text:p>
          </table:table-cell>
          <table:table-cell table:style-name="ce9"/>
          <table:table-cell office:value-type="float" office:value="0" table:formula="of:=SUM([.E41:.E72])" table:content-validation-name="val4" table:style-name="ce10">
            <text:p>0</text:p>
          </table:table-cell>
          <table:table-cell office:value-type="float" office:value="0" table:formula="of:=SUM([.F41:.F72])" table:style-name="ce13">
            <text:p>0,00</text:p>
          </table:table-cell>
          <table:table-cell office:value-type="float" office:value="0" table:formula="of:=SUM([.G41:.G72])" table:style-name="ce10">
            <text:p>0</text:p>
          </table:table-cell>
          <table:table-cell office:value-type="float" office:value="0" table:formula="of:=SUM([.H41:.H72])" table:style-name="ce10">
            <text:p>0</text:p>
          </table:table-cell>
          <table:covered-table-cell/>
          <table:covered-table-cell/>
          <table:covered-table-cell table:number-columns-repeated="7"/>
          <table:table-cell table:number-columns-repeated="16367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1-07T17:35:04Z</meta:creation-date>
    <dc:date>2024-11-07T22:50:55Z</dc:date>
  </office:meta>
</office:document-meta>
</file>